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2pt solid #000000" fo:border-left="thick solid #000000" fo:border-right="thick solid #000000" fo:background-color="#9BBB59"/>
    </style:style>
    <style:style style:name="ce3" style:family="table-cell" style:parent-style-name="Default" style:data-style-name="N0">
      <style:table-cell-properties fo:border-top="thick solid #000000" fo:border-bottom="2pt solid #000000" fo:border-left="thick solid #000000" fo:border-right="thick solid #000000" fo:background-color="#D8E4BC"/>
    </style:style>
    <style:style style:name="ce4" style:family="table-cell" style:parent-style-name="Default" style:data-style-name="N0">
      <style:table-cell-properties fo:border="thick solid #000000" style:vertical-align="automatic" fo:background-color="#963634" style:repeat-content="false"/>
      <style:paragraph-properties fo:text-align="center"/>
      <style:text-properties fo:color="#FFFFFF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ck solid #000000" style:vertical-align="automatic" fo:background-color="#002060" style:repeat-content="false"/>
      <style:paragraph-properties fo:text-align="center"/>
      <style:text-properties fo:color="#FFFFFF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000000" style:vertical-align="automatic" fo:background-color="#403151" style:repeat-content="false"/>
      <style:paragraph-properties fo:text-align="center"/>
      <style:text-properties fo:color="#FFFFFF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ck solid #000000" fo:border-right="thick solid #000000" fo:background-color="#9BBB59"/>
    </style:style>
    <style:style style:name="ce8" style:family="table-cell" style:parent-style-name="Default" style:data-style-name="N0">
      <style:table-cell-properties fo:border-top="2pt solid #000000" fo:border-bottom="2pt solid #000000" fo:border-left="thick solid #000000" fo:border-right="thick solid #000000" fo:background-color="#D8E4BC"/>
    </style:style>
    <style:style style:name="ce9" style:family="table-cell" style:parent-style-name="_201_nfasis2" style:data-style-name="N0">
      <style:table-cell-properties fo:border-top="thick solid #000000" fo:border-bottom="thin solid #000000" fo:border-left="thick solid #000000" fo:border-right="thick solid #000000" style:vertical-align="automatic" fo:background-color="#C0504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_201_nfasis2" style:data-style-name="N0">
      <style:table-cell-properties fo:border-top="thick solid #000000" fo:border-bottom="thin solid #000000" fo:border-left="thick solid #000000" fo:border-right="thick solid #000000" style:vertical-align="automatic" fo:background-color="#31869B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_201_nfasis2" style:data-style-name="N0">
      <style:table-cell-properties fo:border-top="thick solid #000000" fo:border-bottom="thin solid #000000" fo:border-left="thick solid #000000" fo:border-right="thick solid #000000" style:vertical-align="automatic" fo:background-color="#B1A0C7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ck solid #000000" fo:border-bottom="thick solid #000000" fo:border-left="thick solid #000000" fo:border-right="thin solid #000000" fo:background-color="#CC9900"/>
    </style:style>
    <style:style style:name="ce13" style:family="table-cell" style:parent-style-name="Default" style:data-style-name="N0">
      <style:table-cell-properties fo:border-top="thick solid #000000" fo:border-bottom="thick solid #000000" fo:border-left="thin solid #000000" fo:border-right="thick solid #000000" fo:background-color="#FFFF66"/>
    </style:style>
    <style:style style:name="ce14" style:family="table-cell" style:parent-style-name="Default" style:data-style-name="N0">
      <style:table-cell-properties fo:border-top="2pt solid #000000" fo:border-bottom="thick solid #000000" fo:border-left="thick solid #000000" fo:border-right="thick solid #000000" fo:background-color="#9BBB59"/>
    </style:style>
    <style:style style:name="ce15" style:family="table-cell" style:parent-style-name="Default" style:data-style-name="N0">
      <style:table-cell-properties fo:border-top="2pt solid #000000" fo:border-bottom="thick solid #000000" fo:border-left="thick solid #000000" fo:border-right="thick solid #000000" fo:background-color="#D8E4BC"/>
    </style:style>
    <style:style style:name="ce16" style:family="table-cell" style:parent-style-name="_201_nfasis2" style:data-style-name="N0">
      <style:table-cell-properties fo:border-top="thin solid #000000" fo:border-bottom="thin solid #000000" fo:border-left="thick solid #000000" fo:border-right="thick solid #000000" style:vertical-align="automatic" fo:background-color="#C0504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_201_nfasis2" style:data-style-name="N0">
      <style:table-cell-properties fo:border-top="thin solid #000000" fo:border-bottom="thin solid #000000" fo:border-left="thick solid #000000" fo:border-right="thick solid #000000" style:vertical-align="automatic" fo:background-color="#31869B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_201_nfasis2" style:data-style-name="N0">
      <style:table-cell-properties fo:border-top="thin solid #000000" fo:border-bottom="thin solid #000000" fo:border-left="thick solid #000000" fo:border-right="thick solid #000000" style:vertical-align="automatic" fo:background-color="#B1A0C7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ck solid #000000" fo:background-color="#403151"/>
      <style:text-properties fo:color="#FFFFFF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ck solid #000000" fo:background-color="#244062"/>
      <style:text-properties fo:color="#FFFFFF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2pt solid #000000" fo:background-color="#B1A0C7"/>
      <style:text-properties fo:color="#FFFFFF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2pt solid #000000" fo:background-color="#31869B"/>
      <style:text-properties fo:color="#FFFFFF"/>
    </style:style>
    <style:style style:name="ce23" style:family="table-cell" style:parent-style-name="Default" style:data-style-name="N0">
      <style:table-cell-properties fo:border="2pt solid #000000" fo:background-color="#B1A0C7"/>
      <style:text-properties fo:color="#FFFFFF"/>
    </style:style>
    <style:style style:name="ce24" style:family="table-cell" style:parent-style-name="Default" style:data-style-name="N0">
      <style:table-cell-properties fo:border="2pt solid #000000" fo:background-color="#31869B"/>
      <style:text-properties fo:color="#FFFFFF"/>
    </style:style>
    <style:style style:name="ce25" style:family="table-cell" style:parent-style-name="_201_nfasis2" style:data-style-name="N0">
      <style:table-cell-properties fo:border-top="thin solid #000000" fo:border-bottom="thick solid #000000" fo:border-left="thick solid #000000" fo:border-right="thick solid #000000" style:vertical-align="automatic" fo:background-color="#C0504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_201_nfasis2" style:data-style-name="N0">
      <style:table-cell-properties fo:border-top="thin solid #000000" fo:border-bottom="thick solid #000000" fo:border-left="thick solid #000000" fo:border-right="thick solid #000000" style:vertical-align="automatic" fo:background-color="#31869B" style:repeat-content="fals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_201_nfasis2" style:data-style-name="N0">
      <style:table-cell-properties fo:border-top="thin solid #000000" fo:border-bottom="thick solid #000000" fo:border-left="thick solid #000000" fo:border-right="thick solid #000000" style:vertical-align="automatic" fo:background-color="#B1A0C7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style-name="ro3">
          <table:table-cell table:number-columns-repeated="3"/>
          <table:table-cell office:value-type="string" table:style-name="ce2">
            <text:p>a</text:p>
          </table:table-cell>
          <table:table-cell office:value-type="float" office:value="3" table:style-name="ce3">
            <text:p>3</text:p>
          </table:table-cell>
          <table:table-cell table:number-columns-repeated="4" table:style-name="ce1"/>
          <table:table-cell office:value-type="string" table:style-name="ce4">
            <text:p>N</text:p>
          </table:table-cell>
          <table:table-cell office:value-type="string" table:style-name="ce5">
            <text:p>X</text:p>
          </table:table-cell>
          <table:table-cell office:value-type="string" table:style-name="ce6">
            <text:p>Y</text:p>
          </table:table-cell>
          <table:table-cell table:number-columns-repeated="16372" table:style-name="ce1"/>
        </table:table-row>
        <table:table-row table:style-name="ro4">
          <table:table-cell table:number-columns-repeated="3"/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table:number-columns-repeated="4" table:style-name="ce1"/>
          <table:table-cell office:value-type="float" office:value="0" table:style-name="ce9">
            <text:p>0</text:p>
          </table:table-cell>
          <table:table-cell office:value-type="float" office:value="-30" table:formula="msoxl:=P4+J4" table:style-name="ce10">
            <text:p>-30</text:p>
          </table:table-cell>
          <table:table-cell office:value-type="float" office:value="2546" table:formula="msoxl:=$E$3*K4^2+$E$4*K4+$E$5" table:style-name="ce11">
            <text:p>2546</text:p>
          </table:table-cell>
          <table:table-cell table:number-columns-repeated="2" table:style-name="ce1"/>
          <table:table-cell office:value-type="string" table:style-name="ce12">
            <text:p>X1</text:p>
          </table:table-cell>
          <table:table-cell office:value-type="float" office:value="-30" table:style-name="ce13">
            <text:p>-30</text:p>
          </table:table-cell>
          <table:table-cell table:number-columns-repeated="16368"/>
        </table:table-row>
        <table:table-row table:style-name="ro4">
          <table:table-cell table:number-columns-repeated="3"/>
          <table:table-cell office:value-type="string" table:style-name="ce14">
            <text:p>c</text:p>
          </table:table-cell>
          <table:table-cell office:value-type="float" office:value="-4" table:style-name="ce15">
            <text:p>-4</text:p>
          </table:table-cell>
          <table:table-cell table:number-columns-repeated="4" table:style-name="ce1"/>
          <table:table-cell office:value-type="float" office:value="1" table:style-name="ce16">
            <text:p>1</text:p>
          </table:table-cell>
          <table:table-cell office:value-type="float" office:value="-29" table:formula="msoxl:=IF($P$4+J5&gt;$P$5,$P$5,$P$4+J5)" table:style-name="ce17">
            <text:p>-29</text:p>
          </table:table-cell>
          <table:table-cell office:value-type="float" office:value="2374" table:formula="msoxl:=$E$3*K5^2+$E$4*K5+$E$5" table:style-name="ce18">
            <text:p>2374</text:p>
          </table:table-cell>
          <table:table-cell table:number-columns-repeated="2" table:style-name="ce1"/>
          <table:table-cell office:value-type="string" table:style-name="ce12">
            <text:p>X2</text:p>
          </table:table-cell>
          <table:table-cell office:value-type="float" office:value="30" table:formula="msoxl:=30" table:style-name="ce13">
            <text:p>30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6" table:style-name="ce1"/>
          <table:table-cell office:value-type="float" office:value="2" table:style-name="ce16">
            <text:p>2</text:p>
          </table:table-cell>
          <table:table-cell office:value-type="float" office:value="-28" table:formula="msoxl:=IF($P$4+J6&gt;$P$5,$P$5,$P$4+J6)" table:style-name="ce17">
            <text:p>-28</text:p>
          </table:table-cell>
          <table:table-cell office:value-type="float" office:value="2208" table:formula="msoxl:=$E$3*K6^2+$E$4*K6+$E$5" table:style-name="ce18">
            <text:p>2208</text:p>
          </table:table-cell>
          <table:table-cell table:number-columns-repeated="16372" table:style-name="ce1"/>
        </table:table-row>
        <table:table-row table:style-name="ro6">
          <table:table-cell table:number-columns-repeated="2"/>
          <table:table-cell table:style-name="ce1">
            <draw:frame draw:z-index="1" draw:id="id0" draw:style-name="a0" draw:name="2 Gráfico" svg:x="0.23897in" svg:y="0.04657in" svg:width="4.96446in" svg:height="3.0471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float" office:value="3" table:style-name="ce16">
            <text:p>3</text:p>
          </table:table-cell>
          <table:table-cell office:value-type="float" office:value="-27" table:formula="msoxl:=IF($P$4+J7&gt;$P$5,$P$5,$P$4+J7)" table:style-name="ce17">
            <text:p>-27</text:p>
          </table:table-cell>
          <table:table-cell office:value-type="float" office:value="2048" table:formula="msoxl:=$E$3*K7^2+$E$4*K7+$E$5" table:style-name="ce18">
            <text:p>2048</text:p>
          </table:table-cell>
          <table:table-cell table:number-columns-repeated="16372" table:style-name="ce1"/>
        </table:table-row>
        <table:table-row table:style-name="ro6">
          <table:table-cell table:number-columns-repeated="3"/>
          <table:table-cell table:number-columns-repeated="6" table:style-name="ce1"/>
          <table:table-cell office:value-type="float" office:value="4" table:style-name="ce16">
            <text:p>4</text:p>
          </table:table-cell>
          <table:table-cell office:value-type="float" office:value="-26" table:formula="msoxl:=IF($P$4+J8&gt;$P$5,$P$5,$P$4+J8)" table:style-name="ce17">
            <text:p>-26</text:p>
          </table:table-cell>
          <table:table-cell office:value-type="float" office:value="1894" table:formula="msoxl:=$E$3*K8^2+$E$4*K8+$E$5" table:style-name="ce18">
            <text:p>1894</text:p>
          </table:table-cell>
          <table:table-cell table:number-columns-repeated="16372" table:style-name="ce1"/>
        </table:table-row>
        <table:table-row table:style-name="ro6">
          <table:table-cell table:number-columns-repeated="3"/>
          <table:table-cell table:number-columns-repeated="6" table:style-name="ce1"/>
          <table:table-cell office:value-type="float" office:value="5" table:style-name="ce16">
            <text:p>5</text:p>
          </table:table-cell>
          <table:table-cell office:value-type="float" office:value="-25" table:formula="msoxl:=IF($P$4+J9&gt;$P$5,$P$5,$P$4+J9)" table:style-name="ce17">
            <text:p>-25</text:p>
          </table:table-cell>
          <table:table-cell office:value-type="float" office:value="1746" table:formula="msoxl:=$E$3*K9^2+$E$4*K9+$E$5" table:style-name="ce18">
            <text:p>1746</text:p>
          </table:table-cell>
          <table:table-cell table:number-columns-repeated="16372" table:style-name="ce1"/>
        </table:table-row>
        <table:table-row table:style-name="ro6">
          <table:table-cell table:number-columns-repeated="3"/>
          <table:table-cell table:number-columns-repeated="6" table:style-name="ce1"/>
          <table:table-cell office:value-type="float" office:value="6" table:style-name="ce16">
            <text:p>6</text:p>
          </table:table-cell>
          <table:table-cell office:value-type="float" office:value="-24" table:formula="msoxl:=IF($P$4+J10&gt;$P$5,$P$5,$P$4+J10)" table:style-name="ce17">
            <text:p>-24</text:p>
          </table:table-cell>
          <table:table-cell office:value-type="float" office:value="1604" table:formula="msoxl:=$E$3*K10^2+$E$4*K10+$E$5" table:style-name="ce18">
            <text:p>1604</text:p>
          </table:table-cell>
          <table:table-cell table:number-columns-repeated="16372" table:style-name="ce1"/>
        </table:table-row>
        <table:table-row table:style-name="ro6">
          <table:table-cell table:number-columns-repeated="3"/>
          <table:table-cell table:number-columns-repeated="6" table:style-name="ce1"/>
          <table:table-cell office:value-type="float" office:value="7" table:style-name="ce16">
            <text:p>7</text:p>
          </table:table-cell>
          <table:table-cell office:value-type="float" office:value="-23" table:formula="msoxl:=IF($P$4+J11&gt;$P$5,$P$5,$P$4+J11)" table:style-name="ce17">
            <text:p>-23</text:p>
          </table:table-cell>
          <table:table-cell office:value-type="float" office:value="1468" table:formula="msoxl:=$E$3*K11^2+$E$4*K11+$E$5" table:style-name="ce18">
            <text:p>1468</text:p>
          </table:table-cell>
          <table:table-cell table:number-columns-repeated="16372" table:style-name="ce1"/>
        </table:table-row>
        <table:table-row table:style-name="ro6">
          <table:table-cell table:number-columns-repeated="3"/>
          <table:table-cell table:number-columns-repeated="6" table:style-name="ce1"/>
          <table:table-cell office:value-type="float" office:value="8" table:style-name="ce16">
            <text:p>8</text:p>
          </table:table-cell>
          <table:table-cell office:value-type="float" office:value="-22" table:formula="msoxl:=IF($P$4+J12&gt;$P$5,$P$5,$P$4+J12)" table:style-name="ce17">
            <text:p>-22</text:p>
          </table:table-cell>
          <table:table-cell office:value-type="float" office:value="1338" table:formula="msoxl:=$E$3*K12^2+$E$4*K12+$E$5" table:style-name="ce18">
            <text:p>1338</text:p>
          </table:table-cell>
          <table:table-cell table:number-columns-repeated="16372" table:style-name="ce1"/>
        </table:table-row>
        <table:table-row table:style-name="ro6">
          <table:table-cell table:number-columns-repeated="3"/>
          <table:table-cell table:number-columns-repeated="6" table:style-name="ce1"/>
          <table:table-cell office:value-type="float" office:value="9" table:style-name="ce16">
            <text:p>9</text:p>
          </table:table-cell>
          <table:table-cell office:value-type="float" office:value="-21" table:formula="msoxl:=IF($P$4+J13&gt;$P$5,$P$5,$P$4+J13)" table:style-name="ce17">
            <text:p>-21</text:p>
          </table:table-cell>
          <table:table-cell office:value-type="float" office:value="1214" table:formula="msoxl:=$E$3*K13^2+$E$4*K13+$E$5" table:style-name="ce18">
            <text:p>1214</text:p>
          </table:table-cell>
          <table:table-cell table:number-columns-repeated="16372" table:style-name="ce1"/>
        </table:table-row>
        <table:table-row table:style-name="ro6">
          <table:table-cell table:number-columns-repeated="3"/>
          <table:table-cell table:number-columns-repeated="6" table:style-name="ce1"/>
          <table:table-cell office:value-type="float" office:value="10" table:style-name="ce16">
            <text:p>10</text:p>
          </table:table-cell>
          <table:table-cell office:value-type="float" office:value="-20" table:formula="msoxl:=IF($P$4+J14&gt;$P$5,$P$5,$P$4+J14)" table:style-name="ce17">
            <text:p>-20</text:p>
          </table:table-cell>
          <table:table-cell office:value-type="float" office:value="1096" table:formula="msoxl:=$E$3*K14^2+$E$4*K14+$E$5" table:style-name="ce18">
            <text:p>1096</text:p>
          </table:table-cell>
          <table:table-cell table:number-columns-repeated="16372" table:style-name="ce1"/>
        </table:table-row>
        <table:table-row table:style-name="ro6">
          <table:table-cell table:number-columns-repeated="3"/>
          <table:table-cell table:number-columns-repeated="6" table:style-name="ce1"/>
          <table:table-cell office:value-type="float" office:value="11" table:style-name="ce16">
            <text:p>11</text:p>
          </table:table-cell>
          <table:table-cell office:value-type="float" office:value="-19" table:formula="msoxl:=IF($P$4+J15&gt;$P$5,$P$5,$P$4+J15)" table:style-name="ce17">
            <text:p>-19</text:p>
          </table:table-cell>
          <table:table-cell office:value-type="float" office:value="984" table:formula="msoxl:=$E$3*K15^2+$E$4*K15+$E$5" table:style-name="ce18">
            <text:p>984</text:p>
          </table:table-cell>
          <table:table-cell table:number-columns-repeated="16372" table:style-name="ce1"/>
        </table:table-row>
        <table:table-row table:style-name="ro6">
          <table:table-cell table:number-columns-repeated="3"/>
          <table:table-cell table:number-columns-repeated="6" table:style-name="ce1"/>
          <table:table-cell office:value-type="float" office:value="12" table:style-name="ce16">
            <text:p>12</text:p>
          </table:table-cell>
          <table:table-cell office:value-type="float" office:value="-18" table:formula="msoxl:=IF($P$4+J16&gt;$P$5,$P$5,$P$4+J16)" table:style-name="ce17">
            <text:p>-18</text:p>
          </table:table-cell>
          <table:table-cell office:value-type="float" office:value="878" table:formula="msoxl:=$E$3*K16^2+$E$4*K16+$E$5" table:style-name="ce18">
            <text:p>878</text:p>
          </table:table-cell>
          <table:table-cell table:number-columns-repeated="16372" table:style-name="ce1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13" table:style-name="ce16">
            <text:p>13</text:p>
          </table:table-cell>
          <table:table-cell office:value-type="float" office:value="-17" table:formula="msoxl:=IF($P$4+J17&gt;$P$5,$P$5,$P$4+J17)" table:style-name="ce17">
            <text:p>-17</text:p>
          </table:table-cell>
          <table:table-cell office:value-type="float" office:value="778" table:formula="msoxl:=$E$3*K17^2+$E$4*K17+$E$5" table:style-name="ce18">
            <text:p>778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14" table:style-name="ce16">
            <text:p>14</text:p>
          </table:table-cell>
          <table:table-cell office:value-type="float" office:value="-16" table:formula="msoxl:=IF($P$4+J18&gt;$P$5,$P$5,$P$4+J18)" table:style-name="ce17">
            <text:p>-16</text:p>
          </table:table-cell>
          <table:table-cell office:value-type="float" office:value="684" table:formula="msoxl:=$E$3*K18^2+$E$4*K18+$E$5" table:style-name="ce18">
            <text:p>684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15" table:style-name="ce16">
            <text:p>15</text:p>
          </table:table-cell>
          <table:table-cell office:value-type="float" office:value="-15" table:formula="msoxl:=IF($P$4+J19&gt;$P$5,$P$5,$P$4+J19)" table:style-name="ce17">
            <text:p>-15</text:p>
          </table:table-cell>
          <table:table-cell office:value-type="float" office:value="596" table:formula="msoxl:=$E$3*K19^2+$E$4*K19+$E$5" table:style-name="ce18">
            <text:p>596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16" table:style-name="ce16">
            <text:p>16</text:p>
          </table:table-cell>
          <table:table-cell office:value-type="float" office:value="-14" table:formula="msoxl:=IF($P$4+J20&gt;$P$5,$P$5,$P$4+J20)" table:style-name="ce17">
            <text:p>-14</text:p>
          </table:table-cell>
          <table:table-cell office:value-type="float" office:value="514" table:formula="msoxl:=$E$3*K20^2+$E$4*K20+$E$5" table:style-name="ce18">
            <text:p>514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17" table:style-name="ce16">
            <text:p>17</text:p>
          </table:table-cell>
          <table:table-cell office:value-type="float" office:value="-13" table:formula="msoxl:=IF($P$4+J21&gt;$P$5,$P$5,$P$4+J21)" table:style-name="ce17">
            <text:p>-13</text:p>
          </table:table-cell>
          <table:table-cell office:value-type="float" office:value="438" table:formula="msoxl:=$E$3*K21^2+$E$4*K21+$E$5" table:style-name="ce18">
            <text:p>438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18" table:style-name="ce16">
            <text:p>18</text:p>
          </table:table-cell>
          <table:table-cell office:value-type="float" office:value="-12" table:formula="msoxl:=IF($P$4+J22&gt;$P$5,$P$5,$P$4+J22)" table:style-name="ce17">
            <text:p>-12</text:p>
          </table:table-cell>
          <table:table-cell office:value-type="float" office:value="368" table:formula="msoxl:=$E$3*K22^2+$E$4*K22+$E$5" table:style-name="ce18">
            <text:p>368</text:p>
          </table:table-cell>
          <table:table-cell table:number-columns-repeated="16372"/>
        </table:table-row>
        <table:table-row table:style-name="ro5">
          <table:table-cell table:number-columns-repeated="2"/>
          <table:table-cell table:number-columns-repeated="7" table:style-name="ce1"/>
          <table:table-cell office:value-type="float" office:value="19" table:style-name="ce16">
            <text:p>19</text:p>
          </table:table-cell>
          <table:table-cell office:value-type="float" office:value="-11" table:formula="msoxl:=IF($P$4+J23&gt;$P$5,$P$5,$P$4+J23)" table:style-name="ce17">
            <text:p>-11</text:p>
          </table:table-cell>
          <table:table-cell office:value-type="float" office:value="304" table:formula="msoxl:=$E$3*K23^2+$E$4*K23+$E$5" table:style-name="ce18">
            <text:p>304</text:p>
          </table:table-cell>
          <table:table-cell table:number-columns-repeated="16372"/>
        </table:table-row>
        <table:table-row table:style-name="ro7">
          <table:table-cell table:number-columns-repeated="2"/>
          <table:table-cell office:value-type="string" table:style-name="ce19">
            <text:p>raices reales</text:p>
          </table:table-cell>
          <table:table-cell table:style-name="ce1"/>
          <table:table-cell office:value-type="string" table:style-name="ce20">
            <text:p>raices complejas</text:p>
          </table:table-cell>
          <table:table-cell table:number-columns-repeated="4" table:style-name="ce1"/>
          <table:table-cell office:value-type="float" office:value="20" table:style-name="ce16">
            <text:p>20</text:p>
          </table:table-cell>
          <table:table-cell office:value-type="float" office:value="-10" table:formula="msoxl:=IF($P$4+J24&gt;$P$5,$P$5,$P$4+J24)" table:style-name="ce17">
            <text:p>-10</text:p>
          </table:table-cell>
          <table:table-cell office:value-type="float" office:value="246" table:formula="msoxl:=$E$3*K24^2+$E$4*K24+$E$5" table:style-name="ce18">
            <text:p>246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float" office:value="0.59066729088625503" table:formula="msoxl:=(-E4+SQRT(E4^2-4*E3*E5))/(2*E3)" table:style-name="ce21">
            <text:p>0,590667291</text:p>
          </table:table-cell>
          <table:table-cell table:style-name="ce1"/>
          <table:table-cell office:value-type="float" office:value="0" table:formula="msoxl:=COMPLEX(-E4/(2*E3),(SQRT(-(E4^2-4*E3*E5)))/(2*E3),&quot;i&quot;)" table:style-name="ce22">
            <text:p>#¡NUM!</text:p>
          </table:table-cell>
          <table:table-cell table:number-columns-repeated="4" table:style-name="ce1"/>
          <table:table-cell office:value-type="float" office:value="21" table:style-name="ce16">
            <text:p>21</text:p>
          </table:table-cell>
          <table:table-cell office:value-type="float" office:value="-9" table:formula="msoxl:=IF($P$4+J25&gt;$P$5,$P$5,$P$4+J25)" table:style-name="ce17">
            <text:p>-9</text:p>
          </table:table-cell>
          <table:table-cell office:value-type="float" office:value="194" table:formula="msoxl:=$E$3*K25^2+$E$4*K25+$E$5" table:style-name="ce18">
            <text:p>194</text:p>
          </table:table-cell>
          <table:table-cell table:number-columns-repeated="16372"/>
        </table:table-row>
        <table:table-row table:style-name="ro5">
          <table:table-cell table:number-columns-repeated="2"/>
          <table:table-cell office:value-type="float" office:value="-2.2573339575529219" table:formula="msoxl:=(-E4-SQRT(E4^2-4*E3*E5))/(2*E3)" table:style-name="ce23">
            <text:p>-2,257333958</text:p>
          </table:table-cell>
          <table:table-cell table:style-name="ce1"/>
          <table:table-cell office:value-type="float" office:value="0" table:formula="msoxl:=COMPLEX(-E4/(2*E3),-(SQRT(-(E4^2-4*E3*E5)))/(2*E3),&quot;i&quot;)" table:style-name="ce24">
            <text:p>#¡NUM!</text:p>
          </table:table-cell>
          <table:table-cell table:number-columns-repeated="4" table:style-name="ce1"/>
          <table:table-cell office:value-type="float" office:value="22" table:style-name="ce16">
            <text:p>22</text:p>
          </table:table-cell>
          <table:table-cell office:value-type="float" office:value="-8" table:formula="msoxl:=IF($P$4+J26&gt;$P$5,$P$5,$P$4+J26)" table:style-name="ce17">
            <text:p>-8</text:p>
          </table:table-cell>
          <table:table-cell office:value-type="float" office:value="148" table:formula="msoxl:=$E$3*K26^2+$E$4*K26+$E$5" table:style-name="ce18">
            <text:p>148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2" table:style-name="ce1"/>
          <table:table-cell office:value-type="float" office:value="0" table:formula="msoxl:=IF(E4^2-4*E3*E5&lt;0,COMPLEX(-E4/(2*E3),(SQRT(-(E4^2-4*E3*E5)))/(2*E3),&quot;i&quot;),0)" table:style-name="ce1">
            <text:p>0</text:p>
          </table:table-cell>
          <table:table-cell table:number-columns-repeated="4" table:style-name="ce1"/>
          <table:table-cell office:value-type="float" office:value="23" table:style-name="ce16">
            <text:p>23</text:p>
          </table:table-cell>
          <table:table-cell office:value-type="float" office:value="-7" table:formula="msoxl:=IF($P$4+J27&gt;$P$5,$P$5,$P$4+J27)" table:style-name="ce17">
            <text:p>-7</text:p>
          </table:table-cell>
          <table:table-cell office:value-type="float" office:value="108" table:formula="msoxl:=$E$3*K27^2+$E$4*K27+$E$5" table:style-name="ce18">
            <text:p>108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24" table:style-name="ce16">
            <text:p>24</text:p>
          </table:table-cell>
          <table:table-cell office:value-type="float" office:value="-6" table:formula="msoxl:=IF($P$4+J28&gt;$P$5,$P$5,$P$4+J28)" table:style-name="ce17">
            <text:p>-6</text:p>
          </table:table-cell>
          <table:table-cell office:value-type="float" office:value="74" table:formula="msoxl:=$E$3*K28^2+$E$4*K28+$E$5" table:style-name="ce18">
            <text:p>74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25" table:style-name="ce16">
            <text:p>25</text:p>
          </table:table-cell>
          <table:table-cell office:value-type="float" office:value="-5" table:formula="msoxl:=IF($P$4+J29&gt;$P$5,$P$5,$P$4+J29)" table:style-name="ce17">
            <text:p>-5</text:p>
          </table:table-cell>
          <table:table-cell office:value-type="float" office:value="46" table:formula="msoxl:=$E$3*K29^2+$E$4*K29+$E$5" table:style-name="ce18">
            <text:p>46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26" table:style-name="ce16">
            <text:p>26</text:p>
          </table:table-cell>
          <table:table-cell office:value-type="float" office:value="-4" table:formula="msoxl:=IF($P$4+J30&gt;$P$5,$P$5,$P$4+J30)" table:style-name="ce17">
            <text:p>-4</text:p>
          </table:table-cell>
          <table:table-cell office:value-type="float" office:value="24" table:formula="msoxl:=$E$3*K30^2+$E$4*K30+$E$5" table:style-name="ce18">
            <text:p>24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27" table:style-name="ce16">
            <text:p>27</text:p>
          </table:table-cell>
          <table:table-cell office:value-type="float" office:value="-3" table:formula="msoxl:=IF($P$4+J31&gt;$P$5,$P$5,$P$4+J31)" table:style-name="ce17">
            <text:p>-3</text:p>
          </table:table-cell>
          <table:table-cell office:value-type="float" office:value="8" table:formula="msoxl:=$E$3*K31^2+$E$4*K31+$E$5" table:style-name="ce18">
            <text:p>8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number-columns-repeated="7" table:style-name="ce1"/>
          <table:table-cell office:value-type="float" office:value="28" table:style-name="ce16">
            <text:p>28</text:p>
          </table:table-cell>
          <table:table-cell office:value-type="float" office:value="-2" table:formula="msoxl:=IF($P$4+J32&gt;$P$5,$P$5,$P$4+J32)" table:style-name="ce17">
            <text:p>-2</text:p>
          </table:table-cell>
          <table:table-cell office:value-type="float" office:value="-2" table:formula="msoxl:=$E$3*K32^2+$E$4*K32+$E$5" table:style-name="ce18">
            <text:p>-2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" table:style-name="ce16">
            <text:p>29</text:p>
          </table:table-cell>
          <table:table-cell office:value-type="float" office:value="-1" table:formula="msoxl:=IF($P$4+J33&gt;$P$5,$P$5,$P$4+J33)" table:style-name="ce17">
            <text:p>-1</text:p>
          </table:table-cell>
          <table:table-cell office:value-type="float" office:value="-6" table:formula="msoxl:=$E$3*K33^2+$E$4*K33+$E$5" table:style-name="ce18">
            <text:p>-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0" table:style-name="ce16">
            <text:p>30</text:p>
          </table:table-cell>
          <table:table-cell office:value-type="float" office:value="0" table:formula="msoxl:=IF($P$4+J34&gt;$P$5,$P$5,$P$4+J34)" table:style-name="ce17">
            <text:p>0</text:p>
          </table:table-cell>
          <table:table-cell office:value-type="float" office:value="-4" table:formula="msoxl:=$E$3*K34^2+$E$4*K34+$E$5" table:style-name="ce18">
            <text:p>-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1" table:style-name="ce16">
            <text:p>31</text:p>
          </table:table-cell>
          <table:table-cell office:value-type="float" office:value="1" table:formula="msoxl:=IF($P$4+J35&gt;$P$5,$P$5,$P$4+J35)" table:style-name="ce17">
            <text:p>1</text:p>
          </table:table-cell>
          <table:table-cell office:value-type="float" office:value="4" table:formula="msoxl:=$E$3*K35^2+$E$4*K35+$E$5" table:style-name="ce18">
            <text:p>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2" table:style-name="ce16">
            <text:p>32</text:p>
          </table:table-cell>
          <table:table-cell office:value-type="float" office:value="2" table:formula="msoxl:=IF($P$4+J36&gt;$P$5,$P$5,$P$4+J36)" table:style-name="ce17">
            <text:p>2</text:p>
          </table:table-cell>
          <table:table-cell office:value-type="float" office:value="18" table:formula="msoxl:=$E$3*K36^2+$E$4*K36+$E$5" table:style-name="ce18">
            <text:p>1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3" table:style-name="ce16">
            <text:p>33</text:p>
          </table:table-cell>
          <table:table-cell office:value-type="float" office:value="3" table:formula="msoxl:=IF($P$4+J37&gt;$P$5,$P$5,$P$4+J37)" table:style-name="ce17">
            <text:p>3</text:p>
          </table:table-cell>
          <table:table-cell office:value-type="float" office:value="38" table:formula="msoxl:=$E$3*K37^2+$E$4*K37+$E$5" table:style-name="ce18">
            <text:p>3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4" table:style-name="ce16">
            <text:p>34</text:p>
          </table:table-cell>
          <table:table-cell office:value-type="float" office:value="4" table:formula="msoxl:=IF($P$4+J38&gt;$P$5,$P$5,$P$4+J38)" table:style-name="ce17">
            <text:p>4</text:p>
          </table:table-cell>
          <table:table-cell office:value-type="float" office:value="64" table:formula="msoxl:=$E$3*K38^2+$E$4*K38+$E$5" table:style-name="ce18">
            <text:p>6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5" table:style-name="ce16">
            <text:p>35</text:p>
          </table:table-cell>
          <table:table-cell office:value-type="float" office:value="5" table:formula="msoxl:=IF($P$4+J39&gt;$P$5,$P$5,$P$4+J39)" table:style-name="ce17">
            <text:p>5</text:p>
          </table:table-cell>
          <table:table-cell office:value-type="float" office:value="96" table:formula="msoxl:=$E$3*K39^2+$E$4*K39+$E$5" table:style-name="ce18">
            <text:p>9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6" table:style-name="ce16">
            <text:p>36</text:p>
          </table:table-cell>
          <table:table-cell office:value-type="float" office:value="6" table:formula="msoxl:=IF($P$4+J40&gt;$P$5,$P$5,$P$4+J40)" table:style-name="ce17">
            <text:p>6</text:p>
          </table:table-cell>
          <table:table-cell office:value-type="float" office:value="134" table:formula="msoxl:=$E$3*K40^2+$E$4*K40+$E$5" table:style-name="ce18">
            <text:p>13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7" table:style-name="ce16">
            <text:p>37</text:p>
          </table:table-cell>
          <table:table-cell office:value-type="float" office:value="7" table:formula="msoxl:=IF($P$4+J41&gt;$P$5,$P$5,$P$4+J41)" table:style-name="ce17">
            <text:p>7</text:p>
          </table:table-cell>
          <table:table-cell office:value-type="float" office:value="178" table:formula="msoxl:=$E$3*K41^2+$E$4*K41+$E$5" table:style-name="ce18">
            <text:p>17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8" table:style-name="ce16">
            <text:p>38</text:p>
          </table:table-cell>
          <table:table-cell office:value-type="float" office:value="8" table:formula="msoxl:=IF($P$4+J42&gt;$P$5,$P$5,$P$4+J42)" table:style-name="ce17">
            <text:p>8</text:p>
          </table:table-cell>
          <table:table-cell office:value-type="float" office:value="228" table:formula="msoxl:=$E$3*K42^2+$E$4*K42+$E$5" table:style-name="ce18">
            <text:p>22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9" table:style-name="ce16">
            <text:p>39</text:p>
          </table:table-cell>
          <table:table-cell office:value-type="float" office:value="9" table:formula="msoxl:=IF($P$4+J43&gt;$P$5,$P$5,$P$4+J43)" table:style-name="ce17">
            <text:p>9</text:p>
          </table:table-cell>
          <table:table-cell office:value-type="float" office:value="284" table:formula="msoxl:=$E$3*K43^2+$E$4*K43+$E$5" table:style-name="ce18">
            <text:p>28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40" table:style-name="ce16">
            <text:p>40</text:p>
          </table:table-cell>
          <table:table-cell office:value-type="float" office:value="10" table:formula="msoxl:=IF($P$4+J44&gt;$P$5,$P$5,$P$4+J44)" table:style-name="ce17">
            <text:p>10</text:p>
          </table:table-cell>
          <table:table-cell office:value-type="float" office:value="346" table:formula="msoxl:=$E$3*K44^2+$E$4*K44+$E$5" table:style-name="ce18">
            <text:p>3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41" table:style-name="ce16">
            <text:p>41</text:p>
          </table:table-cell>
          <table:table-cell office:value-type="float" office:value="11" table:formula="msoxl:=IF($P$4+J45&gt;$P$5,$P$5,$P$4+J45)" table:style-name="ce17">
            <text:p>11</text:p>
          </table:table-cell>
          <table:table-cell office:value-type="float" office:value="414" table:formula="msoxl:=$E$3*K45^2+$E$4*K45+$E$5" table:style-name="ce18">
            <text:p>41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42" table:style-name="ce16">
            <text:p>42</text:p>
          </table:table-cell>
          <table:table-cell office:value-type="float" office:value="12" table:formula="msoxl:=IF($P$4+J46&gt;$P$5,$P$5,$P$4+J46)" table:style-name="ce17">
            <text:p>12</text:p>
          </table:table-cell>
          <table:table-cell office:value-type="float" office:value="488" table:formula="msoxl:=$E$3*K46^2+$E$4*K46+$E$5" table:style-name="ce18">
            <text:p>48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43" table:style-name="ce16">
            <text:p>43</text:p>
          </table:table-cell>
          <table:table-cell office:value-type="float" office:value="13" table:formula="msoxl:=IF($P$4+J47&gt;$P$5,$P$5,$P$4+J47)" table:style-name="ce17">
            <text:p>13</text:p>
          </table:table-cell>
          <table:table-cell office:value-type="float" office:value="568" table:formula="msoxl:=$E$3*K47^2+$E$4*K47+$E$5" table:style-name="ce18">
            <text:p>56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44" table:style-name="ce16">
            <text:p>44</text:p>
          </table:table-cell>
          <table:table-cell office:value-type="float" office:value="14" table:formula="msoxl:=IF($P$4+J48&gt;$P$5,$P$5,$P$4+J48)" table:style-name="ce17">
            <text:p>14</text:p>
          </table:table-cell>
          <table:table-cell office:value-type="float" office:value="654" table:formula="msoxl:=$E$3*K48^2+$E$4*K48+$E$5" table:style-name="ce18">
            <text:p>65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45" table:style-name="ce16">
            <text:p>45</text:p>
          </table:table-cell>
          <table:table-cell office:value-type="float" office:value="15" table:formula="msoxl:=IF($P$4+J49&gt;$P$5,$P$5,$P$4+J49)" table:style-name="ce17">
            <text:p>15</text:p>
          </table:table-cell>
          <table:table-cell office:value-type="float" office:value="746" table:formula="msoxl:=$E$3*K49^2+$E$4*K49+$E$5" table:style-name="ce18">
            <text:p>7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46" table:style-name="ce16">
            <text:p>46</text:p>
          </table:table-cell>
          <table:table-cell office:value-type="float" office:value="16" table:formula="msoxl:=IF($P$4+J50&gt;$P$5,$P$5,$P$4+J50)" table:style-name="ce17">
            <text:p>16</text:p>
          </table:table-cell>
          <table:table-cell office:value-type="float" office:value="844" table:formula="msoxl:=$E$3*K50^2+$E$4*K50+$E$5" table:style-name="ce18">
            <text:p>84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47" table:style-name="ce16">
            <text:p>47</text:p>
          </table:table-cell>
          <table:table-cell office:value-type="float" office:value="17" table:formula="msoxl:=IF($P$4+J51&gt;$P$5,$P$5,$P$4+J51)" table:style-name="ce17">
            <text:p>17</text:p>
          </table:table-cell>
          <table:table-cell office:value-type="float" office:value="948" table:formula="msoxl:=$E$3*K51^2+$E$4*K51+$E$5" table:style-name="ce18">
            <text:p>94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48" table:style-name="ce16">
            <text:p>48</text:p>
          </table:table-cell>
          <table:table-cell office:value-type="float" office:value="18" table:formula="msoxl:=IF($P$4+J52&gt;$P$5,$P$5,$P$4+J52)" table:style-name="ce17">
            <text:p>18</text:p>
          </table:table-cell>
          <table:table-cell office:value-type="float" office:value="1058" table:formula="msoxl:=$E$3*K52^2+$E$4*K52+$E$5" table:style-name="ce18">
            <text:p>105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49" table:style-name="ce16">
            <text:p>49</text:p>
          </table:table-cell>
          <table:table-cell office:value-type="float" office:value="19" table:formula="msoxl:=IF($P$4+J53&gt;$P$5,$P$5,$P$4+J53)" table:style-name="ce17">
            <text:p>19</text:p>
          </table:table-cell>
          <table:table-cell office:value-type="float" office:value="1174" table:formula="msoxl:=$E$3*K53^2+$E$4*K53+$E$5" table:style-name="ce18">
            <text:p>117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50" table:style-name="ce16">
            <text:p>50</text:p>
          </table:table-cell>
          <table:table-cell office:value-type="float" office:value="20" table:formula="msoxl:=IF($P$4+J54&gt;$P$5,$P$5,$P$4+J54)" table:style-name="ce17">
            <text:p>20</text:p>
          </table:table-cell>
          <table:table-cell office:value-type="float" office:value="1296" table:formula="msoxl:=$E$3*K54^2+$E$4*K54+$E$5" table:style-name="ce18">
            <text:p>129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51" table:style-name="ce16">
            <text:p>51</text:p>
          </table:table-cell>
          <table:table-cell office:value-type="float" office:value="21" table:formula="msoxl:=IF($P$4+J55&gt;$P$5,$P$5,$P$4+J55)" table:style-name="ce17">
            <text:p>21</text:p>
          </table:table-cell>
          <table:table-cell office:value-type="float" office:value="1424" table:formula="msoxl:=$E$3*K55^2+$E$4*K55+$E$5" table:style-name="ce18">
            <text:p>142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52" table:style-name="ce16">
            <text:p>52</text:p>
          </table:table-cell>
          <table:table-cell office:value-type="float" office:value="22" table:formula="msoxl:=IF($P$4+J56&gt;$P$5,$P$5,$P$4+J56)" table:style-name="ce17">
            <text:p>22</text:p>
          </table:table-cell>
          <table:table-cell office:value-type="float" office:value="1558" table:formula="msoxl:=$E$3*K56^2+$E$4*K56+$E$5" table:style-name="ce18">
            <text:p>155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53" table:style-name="ce16">
            <text:p>53</text:p>
          </table:table-cell>
          <table:table-cell office:value-type="float" office:value="23" table:formula="msoxl:=IF($P$4+J57&gt;$P$5,$P$5,$P$4+J57)" table:style-name="ce17">
            <text:p>23</text:p>
          </table:table-cell>
          <table:table-cell office:value-type="float" office:value="1698" table:formula="msoxl:=$E$3*K57^2+$E$4*K57+$E$5" table:style-name="ce18">
            <text:p>169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54" table:style-name="ce16">
            <text:p>54</text:p>
          </table:table-cell>
          <table:table-cell office:value-type="float" office:value="24" table:formula="msoxl:=IF($P$4+J58&gt;$P$5,$P$5,$P$4+J58)" table:style-name="ce17">
            <text:p>24</text:p>
          </table:table-cell>
          <table:table-cell office:value-type="float" office:value="1844" table:formula="msoxl:=$E$3*K58^2+$E$4*K58+$E$5" table:style-name="ce18">
            <text:p>184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55" table:style-name="ce16">
            <text:p>55</text:p>
          </table:table-cell>
          <table:table-cell office:value-type="float" office:value="25" table:formula="msoxl:=IF($P$4+J59&gt;$P$5,$P$5,$P$4+J59)" table:style-name="ce17">
            <text:p>25</text:p>
          </table:table-cell>
          <table:table-cell office:value-type="float" office:value="1996" table:formula="msoxl:=$E$3*K59^2+$E$4*K59+$E$5" table:style-name="ce18">
            <text:p>199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56" table:style-name="ce16">
            <text:p>56</text:p>
          </table:table-cell>
          <table:table-cell office:value-type="float" office:value="26" table:formula="msoxl:=IF($P$4+J60&gt;$P$5,$P$5,$P$4+J60)" table:style-name="ce17">
            <text:p>26</text:p>
          </table:table-cell>
          <table:table-cell office:value-type="float" office:value="2154" table:formula="msoxl:=$E$3*K60^2+$E$4*K60+$E$5" table:style-name="ce18">
            <text:p>215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57" table:style-name="ce16">
            <text:p>57</text:p>
          </table:table-cell>
          <table:table-cell office:value-type="float" office:value="27" table:formula="msoxl:=IF($P$4+J61&gt;$P$5,$P$5,$P$4+J61)" table:style-name="ce17">
            <text:p>27</text:p>
          </table:table-cell>
          <table:table-cell office:value-type="float" office:value="2318" table:formula="msoxl:=$E$3*K61^2+$E$4*K61+$E$5" table:style-name="ce18">
            <text:p>231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58" table:style-name="ce16">
            <text:p>58</text:p>
          </table:table-cell>
          <table:table-cell office:value-type="float" office:value="28" table:formula="msoxl:=IF($P$4+J62&gt;$P$5,$P$5,$P$4+J62)" table:style-name="ce17">
            <text:p>28</text:p>
          </table:table-cell>
          <table:table-cell office:value-type="float" office:value="2488" table:formula="msoxl:=$E$3*K62^2+$E$4*K62+$E$5" table:style-name="ce18">
            <text:p>2488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59" table:style-name="ce16">
            <text:p>59</text:p>
          </table:table-cell>
          <table:table-cell office:value-type="float" office:value="29" table:formula="msoxl:=IF($P$4+J63&gt;$P$5,$P$5,$P$4+J63)" table:style-name="ce17">
            <text:p>29</text:p>
          </table:table-cell>
          <table:table-cell office:value-type="float" office:value="2664" table:formula="msoxl:=$E$3*K63^2+$E$4*K63+$E$5" table:style-name="ce18">
            <text:p>2664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60" table:style-name="ce16">
            <text:p>60</text:p>
          </table:table-cell>
          <table:table-cell office:value-type="float" office:value="30" table:formula="msoxl:=IF($P$4+J64&gt;$P$5,$P$5,$P$4+J64)" table:style-name="ce17">
            <text:p>30</text:p>
          </table:table-cell>
          <table:table-cell office:value-type="float" office:value="2846" table:formula="msoxl:=$E$3*K64^2+$E$4*K6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61" table:style-name="ce16">
            <text:p>61</text:p>
          </table:table-cell>
          <table:table-cell office:value-type="float" office:value="30" table:formula="msoxl:=IF($P$4+J65&gt;$P$5,$P$5,$P$4+J65)" table:style-name="ce17">
            <text:p>30</text:p>
          </table:table-cell>
          <table:table-cell office:value-type="float" office:value="2846" table:formula="msoxl:=$E$3*K65^2+$E$4*K6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62" table:style-name="ce16">
            <text:p>62</text:p>
          </table:table-cell>
          <table:table-cell office:value-type="float" office:value="30" table:formula="msoxl:=IF($P$4+J66&gt;$P$5,$P$5,$P$4+J66)" table:style-name="ce17">
            <text:p>30</text:p>
          </table:table-cell>
          <table:table-cell office:value-type="float" office:value="2846" table:formula="msoxl:=$E$3*K66^2+$E$4*K6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63" table:style-name="ce16">
            <text:p>63</text:p>
          </table:table-cell>
          <table:table-cell office:value-type="float" office:value="30" table:formula="msoxl:=IF($P$4+J67&gt;$P$5,$P$5,$P$4+J67)" table:style-name="ce17">
            <text:p>30</text:p>
          </table:table-cell>
          <table:table-cell office:value-type="float" office:value="2846" table:formula="msoxl:=$E$3*K67^2+$E$4*K6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64" table:style-name="ce16">
            <text:p>64</text:p>
          </table:table-cell>
          <table:table-cell office:value-type="float" office:value="30" table:formula="msoxl:=IF($P$4+J68&gt;$P$5,$P$5,$P$4+J68)" table:style-name="ce17">
            <text:p>30</text:p>
          </table:table-cell>
          <table:table-cell office:value-type="float" office:value="2846" table:formula="msoxl:=$E$3*K68^2+$E$4*K6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65" table:style-name="ce16">
            <text:p>65</text:p>
          </table:table-cell>
          <table:table-cell office:value-type="float" office:value="30" table:formula="msoxl:=IF($P$4+J69&gt;$P$5,$P$5,$P$4+J69)" table:style-name="ce17">
            <text:p>30</text:p>
          </table:table-cell>
          <table:table-cell office:value-type="float" office:value="2846" table:formula="msoxl:=$E$3*K69^2+$E$4*K6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66" table:style-name="ce16">
            <text:p>66</text:p>
          </table:table-cell>
          <table:table-cell office:value-type="float" office:value="30" table:formula="msoxl:=IF($P$4+J70&gt;$P$5,$P$5,$P$4+J70)" table:style-name="ce17">
            <text:p>30</text:p>
          </table:table-cell>
          <table:table-cell office:value-type="float" office:value="2846" table:formula="msoxl:=$E$3*K70^2+$E$4*K7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67" table:style-name="ce16">
            <text:p>67</text:p>
          </table:table-cell>
          <table:table-cell office:value-type="float" office:value="30" table:formula="msoxl:=IF($P$4+J71&gt;$P$5,$P$5,$P$4+J71)" table:style-name="ce17">
            <text:p>30</text:p>
          </table:table-cell>
          <table:table-cell office:value-type="float" office:value="2846" table:formula="msoxl:=$E$3*K71^2+$E$4*K7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68" table:style-name="ce16">
            <text:p>68</text:p>
          </table:table-cell>
          <table:table-cell office:value-type="float" office:value="30" table:formula="msoxl:=IF($P$4+J72&gt;$P$5,$P$5,$P$4+J72)" table:style-name="ce17">
            <text:p>30</text:p>
          </table:table-cell>
          <table:table-cell office:value-type="float" office:value="2846" table:formula="msoxl:=$E$3*K72^2+$E$4*K7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69" table:style-name="ce16">
            <text:p>69</text:p>
          </table:table-cell>
          <table:table-cell office:value-type="float" office:value="30" table:formula="msoxl:=IF($P$4+J73&gt;$P$5,$P$5,$P$4+J73)" table:style-name="ce17">
            <text:p>30</text:p>
          </table:table-cell>
          <table:table-cell office:value-type="float" office:value="2846" table:formula="msoxl:=$E$3*K73^2+$E$4*K7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70" table:style-name="ce16">
            <text:p>70</text:p>
          </table:table-cell>
          <table:table-cell office:value-type="float" office:value="30" table:formula="msoxl:=IF($P$4+J74&gt;$P$5,$P$5,$P$4+J74)" table:style-name="ce17">
            <text:p>30</text:p>
          </table:table-cell>
          <table:table-cell office:value-type="float" office:value="2846" table:formula="msoxl:=$E$3*K74^2+$E$4*K7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71" table:style-name="ce16">
            <text:p>71</text:p>
          </table:table-cell>
          <table:table-cell office:value-type="float" office:value="30" table:formula="msoxl:=IF($P$4+J75&gt;$P$5,$P$5,$P$4+J75)" table:style-name="ce17">
            <text:p>30</text:p>
          </table:table-cell>
          <table:table-cell office:value-type="float" office:value="2846" table:formula="msoxl:=$E$3*K75^2+$E$4*K7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72" table:style-name="ce16">
            <text:p>72</text:p>
          </table:table-cell>
          <table:table-cell office:value-type="float" office:value="30" table:formula="msoxl:=IF($P$4+J76&gt;$P$5,$P$5,$P$4+J76)" table:style-name="ce17">
            <text:p>30</text:p>
          </table:table-cell>
          <table:table-cell office:value-type="float" office:value="2846" table:formula="msoxl:=$E$3*K76^2+$E$4*K7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73" table:style-name="ce16">
            <text:p>73</text:p>
          </table:table-cell>
          <table:table-cell office:value-type="float" office:value="30" table:formula="msoxl:=IF($P$4+J77&gt;$P$5,$P$5,$P$4+J77)" table:style-name="ce17">
            <text:p>30</text:p>
          </table:table-cell>
          <table:table-cell office:value-type="float" office:value="2846" table:formula="msoxl:=$E$3*K77^2+$E$4*K7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74" table:style-name="ce16">
            <text:p>74</text:p>
          </table:table-cell>
          <table:table-cell office:value-type="float" office:value="30" table:formula="msoxl:=IF($P$4+J78&gt;$P$5,$P$5,$P$4+J78)" table:style-name="ce17">
            <text:p>30</text:p>
          </table:table-cell>
          <table:table-cell office:value-type="float" office:value="2846" table:formula="msoxl:=$E$3*K78^2+$E$4*K7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75" table:style-name="ce16">
            <text:p>75</text:p>
          </table:table-cell>
          <table:table-cell office:value-type="float" office:value="30" table:formula="msoxl:=IF($P$4+J79&gt;$P$5,$P$5,$P$4+J79)" table:style-name="ce17">
            <text:p>30</text:p>
          </table:table-cell>
          <table:table-cell office:value-type="float" office:value="2846" table:formula="msoxl:=$E$3*K79^2+$E$4*K7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76" table:style-name="ce16">
            <text:p>76</text:p>
          </table:table-cell>
          <table:table-cell office:value-type="float" office:value="30" table:formula="msoxl:=IF($P$4+J80&gt;$P$5,$P$5,$P$4+J80)" table:style-name="ce17">
            <text:p>30</text:p>
          </table:table-cell>
          <table:table-cell office:value-type="float" office:value="2846" table:formula="msoxl:=$E$3*K80^2+$E$4*K8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77" table:style-name="ce16">
            <text:p>77</text:p>
          </table:table-cell>
          <table:table-cell office:value-type="float" office:value="30" table:formula="msoxl:=IF($P$4+J81&gt;$P$5,$P$5,$P$4+J81)" table:style-name="ce17">
            <text:p>30</text:p>
          </table:table-cell>
          <table:table-cell office:value-type="float" office:value="2846" table:formula="msoxl:=$E$3*K81^2+$E$4*K8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78" table:style-name="ce16">
            <text:p>78</text:p>
          </table:table-cell>
          <table:table-cell office:value-type="float" office:value="30" table:formula="msoxl:=IF($P$4+J82&gt;$P$5,$P$5,$P$4+J82)" table:style-name="ce17">
            <text:p>30</text:p>
          </table:table-cell>
          <table:table-cell office:value-type="float" office:value="2846" table:formula="msoxl:=$E$3*K82^2+$E$4*K8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79" table:style-name="ce16">
            <text:p>79</text:p>
          </table:table-cell>
          <table:table-cell office:value-type="float" office:value="30" table:formula="msoxl:=IF($P$4+J83&gt;$P$5,$P$5,$P$4+J83)" table:style-name="ce17">
            <text:p>30</text:p>
          </table:table-cell>
          <table:table-cell office:value-type="float" office:value="2846" table:formula="msoxl:=$E$3*K83^2+$E$4*K8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80" table:style-name="ce16">
            <text:p>80</text:p>
          </table:table-cell>
          <table:table-cell office:value-type="float" office:value="30" table:formula="msoxl:=IF($P$4+J84&gt;$P$5,$P$5,$P$4+J84)" table:style-name="ce17">
            <text:p>30</text:p>
          </table:table-cell>
          <table:table-cell office:value-type="float" office:value="2846" table:formula="msoxl:=$E$3*K84^2+$E$4*K8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81" table:style-name="ce16">
            <text:p>81</text:p>
          </table:table-cell>
          <table:table-cell office:value-type="float" office:value="30" table:formula="msoxl:=IF($P$4+J85&gt;$P$5,$P$5,$P$4+J85)" table:style-name="ce17">
            <text:p>30</text:p>
          </table:table-cell>
          <table:table-cell office:value-type="float" office:value="2846" table:formula="msoxl:=$E$3*K85^2+$E$4*K8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82" table:style-name="ce16">
            <text:p>82</text:p>
          </table:table-cell>
          <table:table-cell office:value-type="float" office:value="30" table:formula="msoxl:=IF($P$4+J86&gt;$P$5,$P$5,$P$4+J86)" table:style-name="ce17">
            <text:p>30</text:p>
          </table:table-cell>
          <table:table-cell office:value-type="float" office:value="2846" table:formula="msoxl:=$E$3*K86^2+$E$4*K8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83" table:style-name="ce16">
            <text:p>83</text:p>
          </table:table-cell>
          <table:table-cell office:value-type="float" office:value="30" table:formula="msoxl:=IF($P$4+J87&gt;$P$5,$P$5,$P$4+J87)" table:style-name="ce17">
            <text:p>30</text:p>
          </table:table-cell>
          <table:table-cell office:value-type="float" office:value="2846" table:formula="msoxl:=$E$3*K87^2+$E$4*K8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84" table:style-name="ce16">
            <text:p>84</text:p>
          </table:table-cell>
          <table:table-cell office:value-type="float" office:value="30" table:formula="msoxl:=IF($P$4+J88&gt;$P$5,$P$5,$P$4+J88)" table:style-name="ce17">
            <text:p>30</text:p>
          </table:table-cell>
          <table:table-cell office:value-type="float" office:value="2846" table:formula="msoxl:=$E$3*K88^2+$E$4*K8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85" table:style-name="ce16">
            <text:p>85</text:p>
          </table:table-cell>
          <table:table-cell office:value-type="float" office:value="30" table:formula="msoxl:=IF($P$4+J89&gt;$P$5,$P$5,$P$4+J89)" table:style-name="ce17">
            <text:p>30</text:p>
          </table:table-cell>
          <table:table-cell office:value-type="float" office:value="2846" table:formula="msoxl:=$E$3*K89^2+$E$4*K8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86" table:style-name="ce16">
            <text:p>86</text:p>
          </table:table-cell>
          <table:table-cell office:value-type="float" office:value="30" table:formula="msoxl:=IF($P$4+J90&gt;$P$5,$P$5,$P$4+J90)" table:style-name="ce17">
            <text:p>30</text:p>
          </table:table-cell>
          <table:table-cell office:value-type="float" office:value="2846" table:formula="msoxl:=$E$3*K90^2+$E$4*K9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87" table:style-name="ce16">
            <text:p>87</text:p>
          </table:table-cell>
          <table:table-cell office:value-type="float" office:value="30" table:formula="msoxl:=IF($P$4+J91&gt;$P$5,$P$5,$P$4+J91)" table:style-name="ce17">
            <text:p>30</text:p>
          </table:table-cell>
          <table:table-cell office:value-type="float" office:value="2846" table:formula="msoxl:=$E$3*K91^2+$E$4*K9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88" table:style-name="ce16">
            <text:p>88</text:p>
          </table:table-cell>
          <table:table-cell office:value-type="float" office:value="30" table:formula="msoxl:=IF($P$4+J92&gt;$P$5,$P$5,$P$4+J92)" table:style-name="ce17">
            <text:p>30</text:p>
          </table:table-cell>
          <table:table-cell office:value-type="float" office:value="2846" table:formula="msoxl:=$E$3*K92^2+$E$4*K9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89" table:style-name="ce16">
            <text:p>89</text:p>
          </table:table-cell>
          <table:table-cell office:value-type="float" office:value="30" table:formula="msoxl:=IF($P$4+J93&gt;$P$5,$P$5,$P$4+J93)" table:style-name="ce17">
            <text:p>30</text:p>
          </table:table-cell>
          <table:table-cell office:value-type="float" office:value="2846" table:formula="msoxl:=$E$3*K93^2+$E$4*K9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90" table:style-name="ce16">
            <text:p>90</text:p>
          </table:table-cell>
          <table:table-cell office:value-type="float" office:value="30" table:formula="msoxl:=IF($P$4+J94&gt;$P$5,$P$5,$P$4+J94)" table:style-name="ce17">
            <text:p>30</text:p>
          </table:table-cell>
          <table:table-cell office:value-type="float" office:value="2846" table:formula="msoxl:=$E$3*K94^2+$E$4*K9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91" table:style-name="ce16">
            <text:p>91</text:p>
          </table:table-cell>
          <table:table-cell office:value-type="float" office:value="30" table:formula="msoxl:=IF($P$4+J95&gt;$P$5,$P$5,$P$4+J95)" table:style-name="ce17">
            <text:p>30</text:p>
          </table:table-cell>
          <table:table-cell office:value-type="float" office:value="2846" table:formula="msoxl:=$E$3*K95^2+$E$4*K9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92" table:style-name="ce16">
            <text:p>92</text:p>
          </table:table-cell>
          <table:table-cell office:value-type="float" office:value="30" table:formula="msoxl:=IF($P$4+J96&gt;$P$5,$P$5,$P$4+J96)" table:style-name="ce17">
            <text:p>30</text:p>
          </table:table-cell>
          <table:table-cell office:value-type="float" office:value="2846" table:formula="msoxl:=$E$3*K96^2+$E$4*K9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93" table:style-name="ce16">
            <text:p>93</text:p>
          </table:table-cell>
          <table:table-cell office:value-type="float" office:value="30" table:formula="msoxl:=IF($P$4+J97&gt;$P$5,$P$5,$P$4+J97)" table:style-name="ce17">
            <text:p>30</text:p>
          </table:table-cell>
          <table:table-cell office:value-type="float" office:value="2846" table:formula="msoxl:=$E$3*K97^2+$E$4*K9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94" table:style-name="ce16">
            <text:p>94</text:p>
          </table:table-cell>
          <table:table-cell office:value-type="float" office:value="30" table:formula="msoxl:=IF($P$4+J98&gt;$P$5,$P$5,$P$4+J98)" table:style-name="ce17">
            <text:p>30</text:p>
          </table:table-cell>
          <table:table-cell office:value-type="float" office:value="2846" table:formula="msoxl:=$E$3*K98^2+$E$4*K9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95" table:style-name="ce16">
            <text:p>95</text:p>
          </table:table-cell>
          <table:table-cell office:value-type="float" office:value="30" table:formula="msoxl:=IF($P$4+J99&gt;$P$5,$P$5,$P$4+J99)" table:style-name="ce17">
            <text:p>30</text:p>
          </table:table-cell>
          <table:table-cell office:value-type="float" office:value="2846" table:formula="msoxl:=$E$3*K99^2+$E$4*K9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96" table:style-name="ce16">
            <text:p>96</text:p>
          </table:table-cell>
          <table:table-cell office:value-type="float" office:value="30" table:formula="msoxl:=IF($P$4+J100&gt;$P$5,$P$5,$P$4+J100)" table:style-name="ce17">
            <text:p>30</text:p>
          </table:table-cell>
          <table:table-cell office:value-type="float" office:value="2846" table:formula="msoxl:=$E$3*K100^2+$E$4*K10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97" table:style-name="ce16">
            <text:p>97</text:p>
          </table:table-cell>
          <table:table-cell office:value-type="float" office:value="30" table:formula="msoxl:=IF($P$4+J101&gt;$P$5,$P$5,$P$4+J101)" table:style-name="ce17">
            <text:p>30</text:p>
          </table:table-cell>
          <table:table-cell office:value-type="float" office:value="2846" table:formula="msoxl:=$E$3*K101^2+$E$4*K10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98" table:style-name="ce16">
            <text:p>98</text:p>
          </table:table-cell>
          <table:table-cell office:value-type="float" office:value="30" table:formula="msoxl:=IF($P$4+J102&gt;$P$5,$P$5,$P$4+J102)" table:style-name="ce17">
            <text:p>30</text:p>
          </table:table-cell>
          <table:table-cell office:value-type="float" office:value="2846" table:formula="msoxl:=$E$3*K102^2+$E$4*K10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99" table:style-name="ce16">
            <text:p>99</text:p>
          </table:table-cell>
          <table:table-cell office:value-type="float" office:value="30" table:formula="msoxl:=IF($P$4+J103&gt;$P$5,$P$5,$P$4+J103)" table:style-name="ce17">
            <text:p>30</text:p>
          </table:table-cell>
          <table:table-cell office:value-type="float" office:value="2846" table:formula="msoxl:=$E$3*K103^2+$E$4*K10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00" table:style-name="ce16">
            <text:p>100</text:p>
          </table:table-cell>
          <table:table-cell office:value-type="float" office:value="30" table:formula="msoxl:=IF($P$4+J104&gt;$P$5,$P$5,$P$4+J104)" table:style-name="ce17">
            <text:p>30</text:p>
          </table:table-cell>
          <table:table-cell office:value-type="float" office:value="2846" table:formula="msoxl:=$E$3*K104^2+$E$4*K10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01" table:style-name="ce16">
            <text:p>101</text:p>
          </table:table-cell>
          <table:table-cell office:value-type="float" office:value="30" table:formula="msoxl:=IF($P$4+J105&gt;$P$5,$P$5,$P$4+J105)" table:style-name="ce17">
            <text:p>30</text:p>
          </table:table-cell>
          <table:table-cell office:value-type="float" office:value="2846" table:formula="msoxl:=$E$3*K105^2+$E$4*K10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02" table:style-name="ce16">
            <text:p>102</text:p>
          </table:table-cell>
          <table:table-cell office:value-type="float" office:value="30" table:formula="msoxl:=IF($P$4+J106&gt;$P$5,$P$5,$P$4+J106)" table:style-name="ce17">
            <text:p>30</text:p>
          </table:table-cell>
          <table:table-cell office:value-type="float" office:value="2846" table:formula="msoxl:=$E$3*K106^2+$E$4*K10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03" table:style-name="ce16">
            <text:p>103</text:p>
          </table:table-cell>
          <table:table-cell office:value-type="float" office:value="30" table:formula="msoxl:=IF($P$4+J107&gt;$P$5,$P$5,$P$4+J107)" table:style-name="ce17">
            <text:p>30</text:p>
          </table:table-cell>
          <table:table-cell office:value-type="float" office:value="2846" table:formula="msoxl:=$E$3*K107^2+$E$4*K10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04" table:style-name="ce16">
            <text:p>104</text:p>
          </table:table-cell>
          <table:table-cell office:value-type="float" office:value="30" table:formula="msoxl:=IF($P$4+J108&gt;$P$5,$P$5,$P$4+J108)" table:style-name="ce17">
            <text:p>30</text:p>
          </table:table-cell>
          <table:table-cell office:value-type="float" office:value="2846" table:formula="msoxl:=$E$3*K108^2+$E$4*K10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05" table:style-name="ce16">
            <text:p>105</text:p>
          </table:table-cell>
          <table:table-cell office:value-type="float" office:value="30" table:formula="msoxl:=IF($P$4+J109&gt;$P$5,$P$5,$P$4+J109)" table:style-name="ce17">
            <text:p>30</text:p>
          </table:table-cell>
          <table:table-cell office:value-type="float" office:value="2846" table:formula="msoxl:=$E$3*K109^2+$E$4*K10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06" table:style-name="ce16">
            <text:p>106</text:p>
          </table:table-cell>
          <table:table-cell office:value-type="float" office:value="30" table:formula="msoxl:=IF($P$4+J110&gt;$P$5,$P$5,$P$4+J110)" table:style-name="ce17">
            <text:p>30</text:p>
          </table:table-cell>
          <table:table-cell office:value-type="float" office:value="2846" table:formula="msoxl:=$E$3*K110^2+$E$4*K11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07" table:style-name="ce16">
            <text:p>107</text:p>
          </table:table-cell>
          <table:table-cell office:value-type="float" office:value="30" table:formula="msoxl:=IF($P$4+J111&gt;$P$5,$P$5,$P$4+J111)" table:style-name="ce17">
            <text:p>30</text:p>
          </table:table-cell>
          <table:table-cell office:value-type="float" office:value="2846" table:formula="msoxl:=$E$3*K111^2+$E$4*K11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08" table:style-name="ce16">
            <text:p>108</text:p>
          </table:table-cell>
          <table:table-cell office:value-type="float" office:value="30" table:formula="msoxl:=IF($P$4+J112&gt;$P$5,$P$5,$P$4+J112)" table:style-name="ce17">
            <text:p>30</text:p>
          </table:table-cell>
          <table:table-cell office:value-type="float" office:value="2846" table:formula="msoxl:=$E$3*K112^2+$E$4*K11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09" table:style-name="ce16">
            <text:p>109</text:p>
          </table:table-cell>
          <table:table-cell office:value-type="float" office:value="30" table:formula="msoxl:=IF($P$4+J113&gt;$P$5,$P$5,$P$4+J113)" table:style-name="ce17">
            <text:p>30</text:p>
          </table:table-cell>
          <table:table-cell office:value-type="float" office:value="2846" table:formula="msoxl:=$E$3*K113^2+$E$4*K11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10" table:style-name="ce16">
            <text:p>110</text:p>
          </table:table-cell>
          <table:table-cell office:value-type="float" office:value="30" table:formula="msoxl:=IF($P$4+J114&gt;$P$5,$P$5,$P$4+J114)" table:style-name="ce17">
            <text:p>30</text:p>
          </table:table-cell>
          <table:table-cell office:value-type="float" office:value="2846" table:formula="msoxl:=$E$3*K114^2+$E$4*K11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11" table:style-name="ce16">
            <text:p>111</text:p>
          </table:table-cell>
          <table:table-cell office:value-type="float" office:value="30" table:formula="msoxl:=IF($P$4+J115&gt;$P$5,$P$5,$P$4+J115)" table:style-name="ce17">
            <text:p>30</text:p>
          </table:table-cell>
          <table:table-cell office:value-type="float" office:value="2846" table:formula="msoxl:=$E$3*K115^2+$E$4*K11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12" table:style-name="ce16">
            <text:p>112</text:p>
          </table:table-cell>
          <table:table-cell office:value-type="float" office:value="30" table:formula="msoxl:=IF($P$4+J116&gt;$P$5,$P$5,$P$4+J116)" table:style-name="ce17">
            <text:p>30</text:p>
          </table:table-cell>
          <table:table-cell office:value-type="float" office:value="2846" table:formula="msoxl:=$E$3*K116^2+$E$4*K11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13" table:style-name="ce16">
            <text:p>113</text:p>
          </table:table-cell>
          <table:table-cell office:value-type="float" office:value="30" table:formula="msoxl:=IF($P$4+J117&gt;$P$5,$P$5,$P$4+J117)" table:style-name="ce17">
            <text:p>30</text:p>
          </table:table-cell>
          <table:table-cell office:value-type="float" office:value="2846" table:formula="msoxl:=$E$3*K117^2+$E$4*K11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14" table:style-name="ce16">
            <text:p>114</text:p>
          </table:table-cell>
          <table:table-cell office:value-type="float" office:value="30" table:formula="msoxl:=IF($P$4+J118&gt;$P$5,$P$5,$P$4+J118)" table:style-name="ce17">
            <text:p>30</text:p>
          </table:table-cell>
          <table:table-cell office:value-type="float" office:value="2846" table:formula="msoxl:=$E$3*K118^2+$E$4*K11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15" table:style-name="ce16">
            <text:p>115</text:p>
          </table:table-cell>
          <table:table-cell office:value-type="float" office:value="30" table:formula="msoxl:=IF($P$4+J119&gt;$P$5,$P$5,$P$4+J119)" table:style-name="ce17">
            <text:p>30</text:p>
          </table:table-cell>
          <table:table-cell office:value-type="float" office:value="2846" table:formula="msoxl:=$E$3*K119^2+$E$4*K11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16" table:style-name="ce16">
            <text:p>116</text:p>
          </table:table-cell>
          <table:table-cell office:value-type="float" office:value="30" table:formula="msoxl:=IF($P$4+J120&gt;$P$5,$P$5,$P$4+J120)" table:style-name="ce17">
            <text:p>30</text:p>
          </table:table-cell>
          <table:table-cell office:value-type="float" office:value="2846" table:formula="msoxl:=$E$3*K120^2+$E$4*K12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17" table:style-name="ce16">
            <text:p>117</text:p>
          </table:table-cell>
          <table:table-cell office:value-type="float" office:value="30" table:formula="msoxl:=IF($P$4+J121&gt;$P$5,$P$5,$P$4+J121)" table:style-name="ce17">
            <text:p>30</text:p>
          </table:table-cell>
          <table:table-cell office:value-type="float" office:value="2846" table:formula="msoxl:=$E$3*K121^2+$E$4*K12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18" table:style-name="ce16">
            <text:p>118</text:p>
          </table:table-cell>
          <table:table-cell office:value-type="float" office:value="30" table:formula="msoxl:=IF($P$4+J122&gt;$P$5,$P$5,$P$4+J122)" table:style-name="ce17">
            <text:p>30</text:p>
          </table:table-cell>
          <table:table-cell office:value-type="float" office:value="2846" table:formula="msoxl:=$E$3*K122^2+$E$4*K12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19" table:style-name="ce16">
            <text:p>119</text:p>
          </table:table-cell>
          <table:table-cell office:value-type="float" office:value="30" table:formula="msoxl:=IF($P$4+J123&gt;$P$5,$P$5,$P$4+J123)" table:style-name="ce17">
            <text:p>30</text:p>
          </table:table-cell>
          <table:table-cell office:value-type="float" office:value="2846" table:formula="msoxl:=$E$3*K123^2+$E$4*K12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20" table:style-name="ce16">
            <text:p>120</text:p>
          </table:table-cell>
          <table:table-cell office:value-type="float" office:value="30" table:formula="msoxl:=IF($P$4+J124&gt;$P$5,$P$5,$P$4+J124)" table:style-name="ce17">
            <text:p>30</text:p>
          </table:table-cell>
          <table:table-cell office:value-type="float" office:value="2846" table:formula="msoxl:=$E$3*K124^2+$E$4*K12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21" table:style-name="ce16">
            <text:p>121</text:p>
          </table:table-cell>
          <table:table-cell office:value-type="float" office:value="30" table:formula="msoxl:=IF($P$4+J125&gt;$P$5,$P$5,$P$4+J125)" table:style-name="ce17">
            <text:p>30</text:p>
          </table:table-cell>
          <table:table-cell office:value-type="float" office:value="2846" table:formula="msoxl:=$E$3*K125^2+$E$4*K12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22" table:style-name="ce16">
            <text:p>122</text:p>
          </table:table-cell>
          <table:table-cell office:value-type="float" office:value="30" table:formula="msoxl:=IF($P$4+J126&gt;$P$5,$P$5,$P$4+J126)" table:style-name="ce17">
            <text:p>30</text:p>
          </table:table-cell>
          <table:table-cell office:value-type="float" office:value="2846" table:formula="msoxl:=$E$3*K126^2+$E$4*K12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23" table:style-name="ce16">
            <text:p>123</text:p>
          </table:table-cell>
          <table:table-cell office:value-type="float" office:value="30" table:formula="msoxl:=IF($P$4+J127&gt;$P$5,$P$5,$P$4+J127)" table:style-name="ce17">
            <text:p>30</text:p>
          </table:table-cell>
          <table:table-cell office:value-type="float" office:value="2846" table:formula="msoxl:=$E$3*K127^2+$E$4*K12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24" table:style-name="ce16">
            <text:p>124</text:p>
          </table:table-cell>
          <table:table-cell office:value-type="float" office:value="30" table:formula="msoxl:=IF($P$4+J128&gt;$P$5,$P$5,$P$4+J128)" table:style-name="ce17">
            <text:p>30</text:p>
          </table:table-cell>
          <table:table-cell office:value-type="float" office:value="2846" table:formula="msoxl:=$E$3*K128^2+$E$4*K12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25" table:style-name="ce16">
            <text:p>125</text:p>
          </table:table-cell>
          <table:table-cell office:value-type="float" office:value="30" table:formula="msoxl:=IF($P$4+J129&gt;$P$5,$P$5,$P$4+J129)" table:style-name="ce17">
            <text:p>30</text:p>
          </table:table-cell>
          <table:table-cell office:value-type="float" office:value="2846" table:formula="msoxl:=$E$3*K129^2+$E$4*K12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26" table:style-name="ce16">
            <text:p>126</text:p>
          </table:table-cell>
          <table:table-cell office:value-type="float" office:value="30" table:formula="msoxl:=IF($P$4+J130&gt;$P$5,$P$5,$P$4+J130)" table:style-name="ce17">
            <text:p>30</text:p>
          </table:table-cell>
          <table:table-cell office:value-type="float" office:value="2846" table:formula="msoxl:=$E$3*K130^2+$E$4*K13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27" table:style-name="ce16">
            <text:p>127</text:p>
          </table:table-cell>
          <table:table-cell office:value-type="float" office:value="30" table:formula="msoxl:=IF($P$4+J131&gt;$P$5,$P$5,$P$4+J131)" table:style-name="ce17">
            <text:p>30</text:p>
          </table:table-cell>
          <table:table-cell office:value-type="float" office:value="2846" table:formula="msoxl:=$E$3*K131^2+$E$4*K13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28" table:style-name="ce16">
            <text:p>128</text:p>
          </table:table-cell>
          <table:table-cell office:value-type="float" office:value="30" table:formula="msoxl:=IF($P$4+J132&gt;$P$5,$P$5,$P$4+J132)" table:style-name="ce17">
            <text:p>30</text:p>
          </table:table-cell>
          <table:table-cell office:value-type="float" office:value="2846" table:formula="msoxl:=$E$3*K132^2+$E$4*K13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29" table:style-name="ce16">
            <text:p>129</text:p>
          </table:table-cell>
          <table:table-cell office:value-type="float" office:value="30" table:formula="msoxl:=IF($P$4+J133&gt;$P$5,$P$5,$P$4+J133)" table:style-name="ce17">
            <text:p>30</text:p>
          </table:table-cell>
          <table:table-cell office:value-type="float" office:value="2846" table:formula="msoxl:=$E$3*K133^2+$E$4*K13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30" table:style-name="ce16">
            <text:p>130</text:p>
          </table:table-cell>
          <table:table-cell office:value-type="float" office:value="30" table:formula="msoxl:=IF($P$4+J134&gt;$P$5,$P$5,$P$4+J134)" table:style-name="ce17">
            <text:p>30</text:p>
          </table:table-cell>
          <table:table-cell office:value-type="float" office:value="2846" table:formula="msoxl:=$E$3*K134^2+$E$4*K13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31" table:style-name="ce16">
            <text:p>131</text:p>
          </table:table-cell>
          <table:table-cell office:value-type="float" office:value="30" table:formula="msoxl:=IF($P$4+J135&gt;$P$5,$P$5,$P$4+J135)" table:style-name="ce17">
            <text:p>30</text:p>
          </table:table-cell>
          <table:table-cell office:value-type="float" office:value="2846" table:formula="msoxl:=$E$3*K135^2+$E$4*K13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32" table:style-name="ce16">
            <text:p>132</text:p>
          </table:table-cell>
          <table:table-cell office:value-type="float" office:value="30" table:formula="msoxl:=IF($P$4+J136&gt;$P$5,$P$5,$P$4+J136)" table:style-name="ce17">
            <text:p>30</text:p>
          </table:table-cell>
          <table:table-cell office:value-type="float" office:value="2846" table:formula="msoxl:=$E$3*K136^2+$E$4*K13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33" table:style-name="ce16">
            <text:p>133</text:p>
          </table:table-cell>
          <table:table-cell office:value-type="float" office:value="30" table:formula="msoxl:=IF($P$4+J137&gt;$P$5,$P$5,$P$4+J137)" table:style-name="ce17">
            <text:p>30</text:p>
          </table:table-cell>
          <table:table-cell office:value-type="float" office:value="2846" table:formula="msoxl:=$E$3*K137^2+$E$4*K13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34" table:style-name="ce16">
            <text:p>134</text:p>
          </table:table-cell>
          <table:table-cell office:value-type="float" office:value="30" table:formula="msoxl:=IF($P$4+J138&gt;$P$5,$P$5,$P$4+J138)" table:style-name="ce17">
            <text:p>30</text:p>
          </table:table-cell>
          <table:table-cell office:value-type="float" office:value="2846" table:formula="msoxl:=$E$3*K138^2+$E$4*K13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35" table:style-name="ce16">
            <text:p>135</text:p>
          </table:table-cell>
          <table:table-cell office:value-type="float" office:value="30" table:formula="msoxl:=IF($P$4+J139&gt;$P$5,$P$5,$P$4+J139)" table:style-name="ce17">
            <text:p>30</text:p>
          </table:table-cell>
          <table:table-cell office:value-type="float" office:value="2846" table:formula="msoxl:=$E$3*K139^2+$E$4*K13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36" table:style-name="ce16">
            <text:p>136</text:p>
          </table:table-cell>
          <table:table-cell office:value-type="float" office:value="30" table:formula="msoxl:=IF($P$4+J140&gt;$P$5,$P$5,$P$4+J140)" table:style-name="ce17">
            <text:p>30</text:p>
          </table:table-cell>
          <table:table-cell office:value-type="float" office:value="2846" table:formula="msoxl:=$E$3*K140^2+$E$4*K14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37" table:style-name="ce16">
            <text:p>137</text:p>
          </table:table-cell>
          <table:table-cell office:value-type="float" office:value="30" table:formula="msoxl:=IF($P$4+J141&gt;$P$5,$P$5,$P$4+J141)" table:style-name="ce17">
            <text:p>30</text:p>
          </table:table-cell>
          <table:table-cell office:value-type="float" office:value="2846" table:formula="msoxl:=$E$3*K141^2+$E$4*K14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38" table:style-name="ce16">
            <text:p>138</text:p>
          </table:table-cell>
          <table:table-cell office:value-type="float" office:value="30" table:formula="msoxl:=IF($P$4+J142&gt;$P$5,$P$5,$P$4+J142)" table:style-name="ce17">
            <text:p>30</text:p>
          </table:table-cell>
          <table:table-cell office:value-type="float" office:value="2846" table:formula="msoxl:=$E$3*K142^2+$E$4*K14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39" table:style-name="ce16">
            <text:p>139</text:p>
          </table:table-cell>
          <table:table-cell office:value-type="float" office:value="30" table:formula="msoxl:=IF($P$4+J143&gt;$P$5,$P$5,$P$4+J143)" table:style-name="ce17">
            <text:p>30</text:p>
          </table:table-cell>
          <table:table-cell office:value-type="float" office:value="2846" table:formula="msoxl:=$E$3*K143^2+$E$4*K14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40" table:style-name="ce16">
            <text:p>140</text:p>
          </table:table-cell>
          <table:table-cell office:value-type="float" office:value="30" table:formula="msoxl:=IF($P$4+J144&gt;$P$5,$P$5,$P$4+J144)" table:style-name="ce17">
            <text:p>30</text:p>
          </table:table-cell>
          <table:table-cell office:value-type="float" office:value="2846" table:formula="msoxl:=$E$3*K144^2+$E$4*K14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41" table:style-name="ce16">
            <text:p>141</text:p>
          </table:table-cell>
          <table:table-cell office:value-type="float" office:value="30" table:formula="msoxl:=IF($P$4+J145&gt;$P$5,$P$5,$P$4+J145)" table:style-name="ce17">
            <text:p>30</text:p>
          </table:table-cell>
          <table:table-cell office:value-type="float" office:value="2846" table:formula="msoxl:=$E$3*K145^2+$E$4*K14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42" table:style-name="ce16">
            <text:p>142</text:p>
          </table:table-cell>
          <table:table-cell office:value-type="float" office:value="30" table:formula="msoxl:=IF($P$4+J146&gt;$P$5,$P$5,$P$4+J146)" table:style-name="ce17">
            <text:p>30</text:p>
          </table:table-cell>
          <table:table-cell office:value-type="float" office:value="2846" table:formula="msoxl:=$E$3*K146^2+$E$4*K14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43" table:style-name="ce16">
            <text:p>143</text:p>
          </table:table-cell>
          <table:table-cell office:value-type="float" office:value="30" table:formula="msoxl:=IF($P$4+J147&gt;$P$5,$P$5,$P$4+J147)" table:style-name="ce17">
            <text:p>30</text:p>
          </table:table-cell>
          <table:table-cell office:value-type="float" office:value="2846" table:formula="msoxl:=$E$3*K147^2+$E$4*K14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44" table:style-name="ce16">
            <text:p>144</text:p>
          </table:table-cell>
          <table:table-cell office:value-type="float" office:value="30" table:formula="msoxl:=IF($P$4+J148&gt;$P$5,$P$5,$P$4+J148)" table:style-name="ce17">
            <text:p>30</text:p>
          </table:table-cell>
          <table:table-cell office:value-type="float" office:value="2846" table:formula="msoxl:=$E$3*K148^2+$E$4*K14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45" table:style-name="ce16">
            <text:p>145</text:p>
          </table:table-cell>
          <table:table-cell office:value-type="float" office:value="30" table:formula="msoxl:=IF($P$4+J149&gt;$P$5,$P$5,$P$4+J149)" table:style-name="ce17">
            <text:p>30</text:p>
          </table:table-cell>
          <table:table-cell office:value-type="float" office:value="2846" table:formula="msoxl:=$E$3*K149^2+$E$4*K14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46" table:style-name="ce16">
            <text:p>146</text:p>
          </table:table-cell>
          <table:table-cell office:value-type="float" office:value="30" table:formula="msoxl:=IF($P$4+J150&gt;$P$5,$P$5,$P$4+J150)" table:style-name="ce17">
            <text:p>30</text:p>
          </table:table-cell>
          <table:table-cell office:value-type="float" office:value="2846" table:formula="msoxl:=$E$3*K150^2+$E$4*K15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47" table:style-name="ce16">
            <text:p>147</text:p>
          </table:table-cell>
          <table:table-cell office:value-type="float" office:value="30" table:formula="msoxl:=IF($P$4+J151&gt;$P$5,$P$5,$P$4+J151)" table:style-name="ce17">
            <text:p>30</text:p>
          </table:table-cell>
          <table:table-cell office:value-type="float" office:value="2846" table:formula="msoxl:=$E$3*K151^2+$E$4*K15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48" table:style-name="ce16">
            <text:p>148</text:p>
          </table:table-cell>
          <table:table-cell office:value-type="float" office:value="30" table:formula="msoxl:=IF($P$4+J152&gt;$P$5,$P$5,$P$4+J152)" table:style-name="ce17">
            <text:p>30</text:p>
          </table:table-cell>
          <table:table-cell office:value-type="float" office:value="2846" table:formula="msoxl:=$E$3*K152^2+$E$4*K15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49" table:style-name="ce16">
            <text:p>149</text:p>
          </table:table-cell>
          <table:table-cell office:value-type="float" office:value="30" table:formula="msoxl:=IF($P$4+J153&gt;$P$5,$P$5,$P$4+J153)" table:style-name="ce17">
            <text:p>30</text:p>
          </table:table-cell>
          <table:table-cell office:value-type="float" office:value="2846" table:formula="msoxl:=$E$3*K153^2+$E$4*K15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50" table:style-name="ce16">
            <text:p>150</text:p>
          </table:table-cell>
          <table:table-cell office:value-type="float" office:value="30" table:formula="msoxl:=IF($P$4+J154&gt;$P$5,$P$5,$P$4+J154)" table:style-name="ce17">
            <text:p>30</text:p>
          </table:table-cell>
          <table:table-cell office:value-type="float" office:value="2846" table:formula="msoxl:=$E$3*K154^2+$E$4*K15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51" table:style-name="ce16">
            <text:p>151</text:p>
          </table:table-cell>
          <table:table-cell office:value-type="float" office:value="30" table:formula="msoxl:=IF($P$4+J155&gt;$P$5,$P$5,$P$4+J155)" table:style-name="ce17">
            <text:p>30</text:p>
          </table:table-cell>
          <table:table-cell office:value-type="float" office:value="2846" table:formula="msoxl:=$E$3*K155^2+$E$4*K15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52" table:style-name="ce16">
            <text:p>152</text:p>
          </table:table-cell>
          <table:table-cell office:value-type="float" office:value="30" table:formula="msoxl:=IF($P$4+J156&gt;$P$5,$P$5,$P$4+J156)" table:style-name="ce17">
            <text:p>30</text:p>
          </table:table-cell>
          <table:table-cell office:value-type="float" office:value="2846" table:formula="msoxl:=$E$3*K156^2+$E$4*K15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53" table:style-name="ce16">
            <text:p>153</text:p>
          </table:table-cell>
          <table:table-cell office:value-type="float" office:value="30" table:formula="msoxl:=IF($P$4+J157&gt;$P$5,$P$5,$P$4+J157)" table:style-name="ce17">
            <text:p>30</text:p>
          </table:table-cell>
          <table:table-cell office:value-type="float" office:value="2846" table:formula="msoxl:=$E$3*K157^2+$E$4*K15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54" table:style-name="ce16">
            <text:p>154</text:p>
          </table:table-cell>
          <table:table-cell office:value-type="float" office:value="30" table:formula="msoxl:=IF($P$4+J158&gt;$P$5,$P$5,$P$4+J158)" table:style-name="ce17">
            <text:p>30</text:p>
          </table:table-cell>
          <table:table-cell office:value-type="float" office:value="2846" table:formula="msoxl:=$E$3*K158^2+$E$4*K15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55" table:style-name="ce16">
            <text:p>155</text:p>
          </table:table-cell>
          <table:table-cell office:value-type="float" office:value="30" table:formula="msoxl:=IF($P$4+J159&gt;$P$5,$P$5,$P$4+J159)" table:style-name="ce17">
            <text:p>30</text:p>
          </table:table-cell>
          <table:table-cell office:value-type="float" office:value="2846" table:formula="msoxl:=$E$3*K159^2+$E$4*K15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56" table:style-name="ce16">
            <text:p>156</text:p>
          </table:table-cell>
          <table:table-cell office:value-type="float" office:value="30" table:formula="msoxl:=IF($P$4+J160&gt;$P$5,$P$5,$P$4+J160)" table:style-name="ce17">
            <text:p>30</text:p>
          </table:table-cell>
          <table:table-cell office:value-type="float" office:value="2846" table:formula="msoxl:=$E$3*K160^2+$E$4*K16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57" table:style-name="ce16">
            <text:p>157</text:p>
          </table:table-cell>
          <table:table-cell office:value-type="float" office:value="30" table:formula="msoxl:=IF($P$4+J161&gt;$P$5,$P$5,$P$4+J161)" table:style-name="ce17">
            <text:p>30</text:p>
          </table:table-cell>
          <table:table-cell office:value-type="float" office:value="2846" table:formula="msoxl:=$E$3*K161^2+$E$4*K16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58" table:style-name="ce16">
            <text:p>158</text:p>
          </table:table-cell>
          <table:table-cell office:value-type="float" office:value="30" table:formula="msoxl:=IF($P$4+J162&gt;$P$5,$P$5,$P$4+J162)" table:style-name="ce17">
            <text:p>30</text:p>
          </table:table-cell>
          <table:table-cell office:value-type="float" office:value="2846" table:formula="msoxl:=$E$3*K162^2+$E$4*K16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59" table:style-name="ce16">
            <text:p>159</text:p>
          </table:table-cell>
          <table:table-cell office:value-type="float" office:value="30" table:formula="msoxl:=IF($P$4+J163&gt;$P$5,$P$5,$P$4+J163)" table:style-name="ce17">
            <text:p>30</text:p>
          </table:table-cell>
          <table:table-cell office:value-type="float" office:value="2846" table:formula="msoxl:=$E$3*K163^2+$E$4*K16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60" table:style-name="ce16">
            <text:p>160</text:p>
          </table:table-cell>
          <table:table-cell office:value-type="float" office:value="30" table:formula="msoxl:=IF($P$4+J164&gt;$P$5,$P$5,$P$4+J164)" table:style-name="ce17">
            <text:p>30</text:p>
          </table:table-cell>
          <table:table-cell office:value-type="float" office:value="2846" table:formula="msoxl:=$E$3*K164^2+$E$4*K16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61" table:style-name="ce16">
            <text:p>161</text:p>
          </table:table-cell>
          <table:table-cell office:value-type="float" office:value="30" table:formula="msoxl:=IF($P$4+J165&gt;$P$5,$P$5,$P$4+J165)" table:style-name="ce17">
            <text:p>30</text:p>
          </table:table-cell>
          <table:table-cell office:value-type="float" office:value="2846" table:formula="msoxl:=$E$3*K165^2+$E$4*K16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62" table:style-name="ce16">
            <text:p>162</text:p>
          </table:table-cell>
          <table:table-cell office:value-type="float" office:value="30" table:formula="msoxl:=IF($P$4+J166&gt;$P$5,$P$5,$P$4+J166)" table:style-name="ce17">
            <text:p>30</text:p>
          </table:table-cell>
          <table:table-cell office:value-type="float" office:value="2846" table:formula="msoxl:=$E$3*K166^2+$E$4*K16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63" table:style-name="ce16">
            <text:p>163</text:p>
          </table:table-cell>
          <table:table-cell office:value-type="float" office:value="30" table:formula="msoxl:=IF($P$4+J167&gt;$P$5,$P$5,$P$4+J167)" table:style-name="ce17">
            <text:p>30</text:p>
          </table:table-cell>
          <table:table-cell office:value-type="float" office:value="2846" table:formula="msoxl:=$E$3*K167^2+$E$4*K16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64" table:style-name="ce16">
            <text:p>164</text:p>
          </table:table-cell>
          <table:table-cell office:value-type="float" office:value="30" table:formula="msoxl:=IF($P$4+J168&gt;$P$5,$P$5,$P$4+J168)" table:style-name="ce17">
            <text:p>30</text:p>
          </table:table-cell>
          <table:table-cell office:value-type="float" office:value="2846" table:formula="msoxl:=$E$3*K168^2+$E$4*K16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65" table:style-name="ce16">
            <text:p>165</text:p>
          </table:table-cell>
          <table:table-cell office:value-type="float" office:value="30" table:formula="msoxl:=IF($P$4+J169&gt;$P$5,$P$5,$P$4+J169)" table:style-name="ce17">
            <text:p>30</text:p>
          </table:table-cell>
          <table:table-cell office:value-type="float" office:value="2846" table:formula="msoxl:=$E$3*K169^2+$E$4*K16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66" table:style-name="ce16">
            <text:p>166</text:p>
          </table:table-cell>
          <table:table-cell office:value-type="float" office:value="30" table:formula="msoxl:=IF($P$4+J170&gt;$P$5,$P$5,$P$4+J170)" table:style-name="ce17">
            <text:p>30</text:p>
          </table:table-cell>
          <table:table-cell office:value-type="float" office:value="2846" table:formula="msoxl:=$E$3*K170^2+$E$4*K17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67" table:style-name="ce16">
            <text:p>167</text:p>
          </table:table-cell>
          <table:table-cell office:value-type="float" office:value="30" table:formula="msoxl:=IF($P$4+J171&gt;$P$5,$P$5,$P$4+J171)" table:style-name="ce17">
            <text:p>30</text:p>
          </table:table-cell>
          <table:table-cell office:value-type="float" office:value="2846" table:formula="msoxl:=$E$3*K171^2+$E$4*K17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68" table:style-name="ce16">
            <text:p>168</text:p>
          </table:table-cell>
          <table:table-cell office:value-type="float" office:value="30" table:formula="msoxl:=IF($P$4+J172&gt;$P$5,$P$5,$P$4+J172)" table:style-name="ce17">
            <text:p>30</text:p>
          </table:table-cell>
          <table:table-cell office:value-type="float" office:value="2846" table:formula="msoxl:=$E$3*K172^2+$E$4*K17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69" table:style-name="ce16">
            <text:p>169</text:p>
          </table:table-cell>
          <table:table-cell office:value-type="float" office:value="30" table:formula="msoxl:=IF($P$4+J173&gt;$P$5,$P$5,$P$4+J173)" table:style-name="ce17">
            <text:p>30</text:p>
          </table:table-cell>
          <table:table-cell office:value-type="float" office:value="2846" table:formula="msoxl:=$E$3*K173^2+$E$4*K17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70" table:style-name="ce16">
            <text:p>170</text:p>
          </table:table-cell>
          <table:table-cell office:value-type="float" office:value="30" table:formula="msoxl:=IF($P$4+J174&gt;$P$5,$P$5,$P$4+J174)" table:style-name="ce17">
            <text:p>30</text:p>
          </table:table-cell>
          <table:table-cell office:value-type="float" office:value="2846" table:formula="msoxl:=$E$3*K174^2+$E$4*K17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71" table:style-name="ce16">
            <text:p>171</text:p>
          </table:table-cell>
          <table:table-cell office:value-type="float" office:value="30" table:formula="msoxl:=IF($P$4+J175&gt;$P$5,$P$5,$P$4+J175)" table:style-name="ce17">
            <text:p>30</text:p>
          </table:table-cell>
          <table:table-cell office:value-type="float" office:value="2846" table:formula="msoxl:=$E$3*K175^2+$E$4*K17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72" table:style-name="ce16">
            <text:p>172</text:p>
          </table:table-cell>
          <table:table-cell office:value-type="float" office:value="30" table:formula="msoxl:=IF($P$4+J176&gt;$P$5,$P$5,$P$4+J176)" table:style-name="ce17">
            <text:p>30</text:p>
          </table:table-cell>
          <table:table-cell office:value-type="float" office:value="2846" table:formula="msoxl:=$E$3*K176^2+$E$4*K17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73" table:style-name="ce16">
            <text:p>173</text:p>
          </table:table-cell>
          <table:table-cell office:value-type="float" office:value="30" table:formula="msoxl:=IF($P$4+J177&gt;$P$5,$P$5,$P$4+J177)" table:style-name="ce17">
            <text:p>30</text:p>
          </table:table-cell>
          <table:table-cell office:value-type="float" office:value="2846" table:formula="msoxl:=$E$3*K177^2+$E$4*K17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74" table:style-name="ce16">
            <text:p>174</text:p>
          </table:table-cell>
          <table:table-cell office:value-type="float" office:value="30" table:formula="msoxl:=IF($P$4+J178&gt;$P$5,$P$5,$P$4+J178)" table:style-name="ce17">
            <text:p>30</text:p>
          </table:table-cell>
          <table:table-cell office:value-type="float" office:value="2846" table:formula="msoxl:=$E$3*K178^2+$E$4*K17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75" table:style-name="ce16">
            <text:p>175</text:p>
          </table:table-cell>
          <table:table-cell office:value-type="float" office:value="30" table:formula="msoxl:=IF($P$4+J179&gt;$P$5,$P$5,$P$4+J179)" table:style-name="ce17">
            <text:p>30</text:p>
          </table:table-cell>
          <table:table-cell office:value-type="float" office:value="2846" table:formula="msoxl:=$E$3*K179^2+$E$4*K17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76" table:style-name="ce16">
            <text:p>176</text:p>
          </table:table-cell>
          <table:table-cell office:value-type="float" office:value="30" table:formula="msoxl:=IF($P$4+J180&gt;$P$5,$P$5,$P$4+J180)" table:style-name="ce17">
            <text:p>30</text:p>
          </table:table-cell>
          <table:table-cell office:value-type="float" office:value="2846" table:formula="msoxl:=$E$3*K180^2+$E$4*K18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77" table:style-name="ce16">
            <text:p>177</text:p>
          </table:table-cell>
          <table:table-cell office:value-type="float" office:value="30" table:formula="msoxl:=IF($P$4+J181&gt;$P$5,$P$5,$P$4+J181)" table:style-name="ce17">
            <text:p>30</text:p>
          </table:table-cell>
          <table:table-cell office:value-type="float" office:value="2846" table:formula="msoxl:=$E$3*K181^2+$E$4*K18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78" table:style-name="ce16">
            <text:p>178</text:p>
          </table:table-cell>
          <table:table-cell office:value-type="float" office:value="30" table:formula="msoxl:=IF($P$4+J182&gt;$P$5,$P$5,$P$4+J182)" table:style-name="ce17">
            <text:p>30</text:p>
          </table:table-cell>
          <table:table-cell office:value-type="float" office:value="2846" table:formula="msoxl:=$E$3*K182^2+$E$4*K18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79" table:style-name="ce16">
            <text:p>179</text:p>
          </table:table-cell>
          <table:table-cell office:value-type="float" office:value="30" table:formula="msoxl:=IF($P$4+J183&gt;$P$5,$P$5,$P$4+J183)" table:style-name="ce17">
            <text:p>30</text:p>
          </table:table-cell>
          <table:table-cell office:value-type="float" office:value="2846" table:formula="msoxl:=$E$3*K183^2+$E$4*K18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80" table:style-name="ce16">
            <text:p>180</text:p>
          </table:table-cell>
          <table:table-cell office:value-type="float" office:value="30" table:formula="msoxl:=IF($P$4+J184&gt;$P$5,$P$5,$P$4+J184)" table:style-name="ce17">
            <text:p>30</text:p>
          </table:table-cell>
          <table:table-cell office:value-type="float" office:value="2846" table:formula="msoxl:=$E$3*K184^2+$E$4*K18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81" table:style-name="ce16">
            <text:p>181</text:p>
          </table:table-cell>
          <table:table-cell office:value-type="float" office:value="30" table:formula="msoxl:=IF($P$4+J185&gt;$P$5,$P$5,$P$4+J185)" table:style-name="ce17">
            <text:p>30</text:p>
          </table:table-cell>
          <table:table-cell office:value-type="float" office:value="2846" table:formula="msoxl:=$E$3*K185^2+$E$4*K18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82" table:style-name="ce16">
            <text:p>182</text:p>
          </table:table-cell>
          <table:table-cell office:value-type="float" office:value="30" table:formula="msoxl:=IF($P$4+J186&gt;$P$5,$P$5,$P$4+J186)" table:style-name="ce17">
            <text:p>30</text:p>
          </table:table-cell>
          <table:table-cell office:value-type="float" office:value="2846" table:formula="msoxl:=$E$3*K186^2+$E$4*K18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83" table:style-name="ce16">
            <text:p>183</text:p>
          </table:table-cell>
          <table:table-cell office:value-type="float" office:value="30" table:formula="msoxl:=IF($P$4+J187&gt;$P$5,$P$5,$P$4+J187)" table:style-name="ce17">
            <text:p>30</text:p>
          </table:table-cell>
          <table:table-cell office:value-type="float" office:value="2846" table:formula="msoxl:=$E$3*K187^2+$E$4*K18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84" table:style-name="ce16">
            <text:p>184</text:p>
          </table:table-cell>
          <table:table-cell office:value-type="float" office:value="30" table:formula="msoxl:=IF($P$4+J188&gt;$P$5,$P$5,$P$4+J188)" table:style-name="ce17">
            <text:p>30</text:p>
          </table:table-cell>
          <table:table-cell office:value-type="float" office:value="2846" table:formula="msoxl:=$E$3*K188^2+$E$4*K18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85" table:style-name="ce16">
            <text:p>185</text:p>
          </table:table-cell>
          <table:table-cell office:value-type="float" office:value="30" table:formula="msoxl:=IF($P$4+J189&gt;$P$5,$P$5,$P$4+J189)" table:style-name="ce17">
            <text:p>30</text:p>
          </table:table-cell>
          <table:table-cell office:value-type="float" office:value="2846" table:formula="msoxl:=$E$3*K189^2+$E$4*K18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86" table:style-name="ce16">
            <text:p>186</text:p>
          </table:table-cell>
          <table:table-cell office:value-type="float" office:value="30" table:formula="msoxl:=IF($P$4+J190&gt;$P$5,$P$5,$P$4+J190)" table:style-name="ce17">
            <text:p>30</text:p>
          </table:table-cell>
          <table:table-cell office:value-type="float" office:value="2846" table:formula="msoxl:=$E$3*K190^2+$E$4*K19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87" table:style-name="ce16">
            <text:p>187</text:p>
          </table:table-cell>
          <table:table-cell office:value-type="float" office:value="30" table:formula="msoxl:=IF($P$4+J191&gt;$P$5,$P$5,$P$4+J191)" table:style-name="ce17">
            <text:p>30</text:p>
          </table:table-cell>
          <table:table-cell office:value-type="float" office:value="2846" table:formula="msoxl:=$E$3*K191^2+$E$4*K19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88" table:style-name="ce16">
            <text:p>188</text:p>
          </table:table-cell>
          <table:table-cell office:value-type="float" office:value="30" table:formula="msoxl:=IF($P$4+J192&gt;$P$5,$P$5,$P$4+J192)" table:style-name="ce17">
            <text:p>30</text:p>
          </table:table-cell>
          <table:table-cell office:value-type="float" office:value="2846" table:formula="msoxl:=$E$3*K192^2+$E$4*K19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89" table:style-name="ce16">
            <text:p>189</text:p>
          </table:table-cell>
          <table:table-cell office:value-type="float" office:value="30" table:formula="msoxl:=IF($P$4+J193&gt;$P$5,$P$5,$P$4+J193)" table:style-name="ce17">
            <text:p>30</text:p>
          </table:table-cell>
          <table:table-cell office:value-type="float" office:value="2846" table:formula="msoxl:=$E$3*K193^2+$E$4*K19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90" table:style-name="ce16">
            <text:p>190</text:p>
          </table:table-cell>
          <table:table-cell office:value-type="float" office:value="30" table:formula="msoxl:=IF($P$4+J194&gt;$P$5,$P$5,$P$4+J194)" table:style-name="ce17">
            <text:p>30</text:p>
          </table:table-cell>
          <table:table-cell office:value-type="float" office:value="2846" table:formula="msoxl:=$E$3*K194^2+$E$4*K19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91" table:style-name="ce16">
            <text:p>191</text:p>
          </table:table-cell>
          <table:table-cell office:value-type="float" office:value="30" table:formula="msoxl:=IF($P$4+J195&gt;$P$5,$P$5,$P$4+J195)" table:style-name="ce17">
            <text:p>30</text:p>
          </table:table-cell>
          <table:table-cell office:value-type="float" office:value="2846" table:formula="msoxl:=$E$3*K195^2+$E$4*K19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92" table:style-name="ce16">
            <text:p>192</text:p>
          </table:table-cell>
          <table:table-cell office:value-type="float" office:value="30" table:formula="msoxl:=IF($P$4+J196&gt;$P$5,$P$5,$P$4+J196)" table:style-name="ce17">
            <text:p>30</text:p>
          </table:table-cell>
          <table:table-cell office:value-type="float" office:value="2846" table:formula="msoxl:=$E$3*K196^2+$E$4*K19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93" table:style-name="ce16">
            <text:p>193</text:p>
          </table:table-cell>
          <table:table-cell office:value-type="float" office:value="30" table:formula="msoxl:=IF($P$4+J197&gt;$P$5,$P$5,$P$4+J197)" table:style-name="ce17">
            <text:p>30</text:p>
          </table:table-cell>
          <table:table-cell office:value-type="float" office:value="2846" table:formula="msoxl:=$E$3*K197^2+$E$4*K19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94" table:style-name="ce16">
            <text:p>194</text:p>
          </table:table-cell>
          <table:table-cell office:value-type="float" office:value="30" table:formula="msoxl:=IF($P$4+J198&gt;$P$5,$P$5,$P$4+J198)" table:style-name="ce17">
            <text:p>30</text:p>
          </table:table-cell>
          <table:table-cell office:value-type="float" office:value="2846" table:formula="msoxl:=$E$3*K198^2+$E$4*K19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95" table:style-name="ce16">
            <text:p>195</text:p>
          </table:table-cell>
          <table:table-cell office:value-type="float" office:value="30" table:formula="msoxl:=IF($P$4+J199&gt;$P$5,$P$5,$P$4+J199)" table:style-name="ce17">
            <text:p>30</text:p>
          </table:table-cell>
          <table:table-cell office:value-type="float" office:value="2846" table:formula="msoxl:=$E$3*K199^2+$E$4*K19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96" table:style-name="ce16">
            <text:p>196</text:p>
          </table:table-cell>
          <table:table-cell office:value-type="float" office:value="30" table:formula="msoxl:=IF($P$4+J200&gt;$P$5,$P$5,$P$4+J200)" table:style-name="ce17">
            <text:p>30</text:p>
          </table:table-cell>
          <table:table-cell office:value-type="float" office:value="2846" table:formula="msoxl:=$E$3*K200^2+$E$4*K20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97" table:style-name="ce16">
            <text:p>197</text:p>
          </table:table-cell>
          <table:table-cell office:value-type="float" office:value="30" table:formula="msoxl:=IF($P$4+J201&gt;$P$5,$P$5,$P$4+J201)" table:style-name="ce17">
            <text:p>30</text:p>
          </table:table-cell>
          <table:table-cell office:value-type="float" office:value="2846" table:formula="msoxl:=$E$3*K201^2+$E$4*K20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98" table:style-name="ce16">
            <text:p>198</text:p>
          </table:table-cell>
          <table:table-cell office:value-type="float" office:value="30" table:formula="msoxl:=IF($P$4+J202&gt;$P$5,$P$5,$P$4+J202)" table:style-name="ce17">
            <text:p>30</text:p>
          </table:table-cell>
          <table:table-cell office:value-type="float" office:value="2846" table:formula="msoxl:=$E$3*K202^2+$E$4*K20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199" table:style-name="ce16">
            <text:p>199</text:p>
          </table:table-cell>
          <table:table-cell office:value-type="float" office:value="30" table:formula="msoxl:=IF($P$4+J203&gt;$P$5,$P$5,$P$4+J203)" table:style-name="ce17">
            <text:p>30</text:p>
          </table:table-cell>
          <table:table-cell office:value-type="float" office:value="2846" table:formula="msoxl:=$E$3*K203^2+$E$4*K20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00" table:style-name="ce16">
            <text:p>200</text:p>
          </table:table-cell>
          <table:table-cell office:value-type="float" office:value="30" table:formula="msoxl:=IF($P$4+J204&gt;$P$5,$P$5,$P$4+J204)" table:style-name="ce17">
            <text:p>30</text:p>
          </table:table-cell>
          <table:table-cell office:value-type="float" office:value="2846" table:formula="msoxl:=$E$3*K204^2+$E$4*K20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01" table:style-name="ce16">
            <text:p>201</text:p>
          </table:table-cell>
          <table:table-cell office:value-type="float" office:value="30" table:formula="msoxl:=IF($P$4+J205&gt;$P$5,$P$5,$P$4+J205)" table:style-name="ce17">
            <text:p>30</text:p>
          </table:table-cell>
          <table:table-cell office:value-type="float" office:value="2846" table:formula="msoxl:=$E$3*K205^2+$E$4*K20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02" table:style-name="ce16">
            <text:p>202</text:p>
          </table:table-cell>
          <table:table-cell office:value-type="float" office:value="30" table:formula="msoxl:=IF($P$4+J206&gt;$P$5,$P$5,$P$4+J206)" table:style-name="ce17">
            <text:p>30</text:p>
          </table:table-cell>
          <table:table-cell office:value-type="float" office:value="2846" table:formula="msoxl:=$E$3*K206^2+$E$4*K20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03" table:style-name="ce16">
            <text:p>203</text:p>
          </table:table-cell>
          <table:table-cell office:value-type="float" office:value="30" table:formula="msoxl:=IF($P$4+J207&gt;$P$5,$P$5,$P$4+J207)" table:style-name="ce17">
            <text:p>30</text:p>
          </table:table-cell>
          <table:table-cell office:value-type="float" office:value="2846" table:formula="msoxl:=$E$3*K207^2+$E$4*K20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04" table:style-name="ce16">
            <text:p>204</text:p>
          </table:table-cell>
          <table:table-cell office:value-type="float" office:value="30" table:formula="msoxl:=IF($P$4+J208&gt;$P$5,$P$5,$P$4+J208)" table:style-name="ce17">
            <text:p>30</text:p>
          </table:table-cell>
          <table:table-cell office:value-type="float" office:value="2846" table:formula="msoxl:=$E$3*K208^2+$E$4*K20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05" table:style-name="ce16">
            <text:p>205</text:p>
          </table:table-cell>
          <table:table-cell office:value-type="float" office:value="30" table:formula="msoxl:=IF($P$4+J209&gt;$P$5,$P$5,$P$4+J209)" table:style-name="ce17">
            <text:p>30</text:p>
          </table:table-cell>
          <table:table-cell office:value-type="float" office:value="2846" table:formula="msoxl:=$E$3*K209^2+$E$4*K20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06" table:style-name="ce16">
            <text:p>206</text:p>
          </table:table-cell>
          <table:table-cell office:value-type="float" office:value="30" table:formula="msoxl:=IF($P$4+J210&gt;$P$5,$P$5,$P$4+J210)" table:style-name="ce17">
            <text:p>30</text:p>
          </table:table-cell>
          <table:table-cell office:value-type="float" office:value="2846" table:formula="msoxl:=$E$3*K210^2+$E$4*K21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07" table:style-name="ce16">
            <text:p>207</text:p>
          </table:table-cell>
          <table:table-cell office:value-type="float" office:value="30" table:formula="msoxl:=IF($P$4+J211&gt;$P$5,$P$5,$P$4+J211)" table:style-name="ce17">
            <text:p>30</text:p>
          </table:table-cell>
          <table:table-cell office:value-type="float" office:value="2846" table:formula="msoxl:=$E$3*K211^2+$E$4*K21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08" table:style-name="ce16">
            <text:p>208</text:p>
          </table:table-cell>
          <table:table-cell office:value-type="float" office:value="30" table:formula="msoxl:=IF($P$4+J212&gt;$P$5,$P$5,$P$4+J212)" table:style-name="ce17">
            <text:p>30</text:p>
          </table:table-cell>
          <table:table-cell office:value-type="float" office:value="2846" table:formula="msoxl:=$E$3*K212^2+$E$4*K21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09" table:style-name="ce16">
            <text:p>209</text:p>
          </table:table-cell>
          <table:table-cell office:value-type="float" office:value="30" table:formula="msoxl:=IF($P$4+J213&gt;$P$5,$P$5,$P$4+J213)" table:style-name="ce17">
            <text:p>30</text:p>
          </table:table-cell>
          <table:table-cell office:value-type="float" office:value="2846" table:formula="msoxl:=$E$3*K213^2+$E$4*K21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10" table:style-name="ce16">
            <text:p>210</text:p>
          </table:table-cell>
          <table:table-cell office:value-type="float" office:value="30" table:formula="msoxl:=IF($P$4+J214&gt;$P$5,$P$5,$P$4+J214)" table:style-name="ce17">
            <text:p>30</text:p>
          </table:table-cell>
          <table:table-cell office:value-type="float" office:value="2846" table:formula="msoxl:=$E$3*K214^2+$E$4*K21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11" table:style-name="ce16">
            <text:p>211</text:p>
          </table:table-cell>
          <table:table-cell office:value-type="float" office:value="30" table:formula="msoxl:=IF($P$4+J215&gt;$P$5,$P$5,$P$4+J215)" table:style-name="ce17">
            <text:p>30</text:p>
          </table:table-cell>
          <table:table-cell office:value-type="float" office:value="2846" table:formula="msoxl:=$E$3*K215^2+$E$4*K21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12" table:style-name="ce16">
            <text:p>212</text:p>
          </table:table-cell>
          <table:table-cell office:value-type="float" office:value="30" table:formula="msoxl:=IF($P$4+J216&gt;$P$5,$P$5,$P$4+J216)" table:style-name="ce17">
            <text:p>30</text:p>
          </table:table-cell>
          <table:table-cell office:value-type="float" office:value="2846" table:formula="msoxl:=$E$3*K216^2+$E$4*K21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13" table:style-name="ce16">
            <text:p>213</text:p>
          </table:table-cell>
          <table:table-cell office:value-type="float" office:value="30" table:formula="msoxl:=IF($P$4+J217&gt;$P$5,$P$5,$P$4+J217)" table:style-name="ce17">
            <text:p>30</text:p>
          </table:table-cell>
          <table:table-cell office:value-type="float" office:value="2846" table:formula="msoxl:=$E$3*K217^2+$E$4*K21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14" table:style-name="ce16">
            <text:p>214</text:p>
          </table:table-cell>
          <table:table-cell office:value-type="float" office:value="30" table:formula="msoxl:=IF($P$4+J218&gt;$P$5,$P$5,$P$4+J218)" table:style-name="ce17">
            <text:p>30</text:p>
          </table:table-cell>
          <table:table-cell office:value-type="float" office:value="2846" table:formula="msoxl:=$E$3*K218^2+$E$4*K21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15" table:style-name="ce16">
            <text:p>215</text:p>
          </table:table-cell>
          <table:table-cell office:value-type="float" office:value="30" table:formula="msoxl:=IF($P$4+J219&gt;$P$5,$P$5,$P$4+J219)" table:style-name="ce17">
            <text:p>30</text:p>
          </table:table-cell>
          <table:table-cell office:value-type="float" office:value="2846" table:formula="msoxl:=$E$3*K219^2+$E$4*K21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16" table:style-name="ce16">
            <text:p>216</text:p>
          </table:table-cell>
          <table:table-cell office:value-type="float" office:value="30" table:formula="msoxl:=IF($P$4+J220&gt;$P$5,$P$5,$P$4+J220)" table:style-name="ce17">
            <text:p>30</text:p>
          </table:table-cell>
          <table:table-cell office:value-type="float" office:value="2846" table:formula="msoxl:=$E$3*K220^2+$E$4*K22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17" table:style-name="ce16">
            <text:p>217</text:p>
          </table:table-cell>
          <table:table-cell office:value-type="float" office:value="30" table:formula="msoxl:=IF($P$4+J221&gt;$P$5,$P$5,$P$4+J221)" table:style-name="ce17">
            <text:p>30</text:p>
          </table:table-cell>
          <table:table-cell office:value-type="float" office:value="2846" table:formula="msoxl:=$E$3*K221^2+$E$4*K22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18" table:style-name="ce16">
            <text:p>218</text:p>
          </table:table-cell>
          <table:table-cell office:value-type="float" office:value="30" table:formula="msoxl:=IF($P$4+J222&gt;$P$5,$P$5,$P$4+J222)" table:style-name="ce17">
            <text:p>30</text:p>
          </table:table-cell>
          <table:table-cell office:value-type="float" office:value="2846" table:formula="msoxl:=$E$3*K222^2+$E$4*K22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19" table:style-name="ce16">
            <text:p>219</text:p>
          </table:table-cell>
          <table:table-cell office:value-type="float" office:value="30" table:formula="msoxl:=IF($P$4+J223&gt;$P$5,$P$5,$P$4+J223)" table:style-name="ce17">
            <text:p>30</text:p>
          </table:table-cell>
          <table:table-cell office:value-type="float" office:value="2846" table:formula="msoxl:=$E$3*K223^2+$E$4*K22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20" table:style-name="ce16">
            <text:p>220</text:p>
          </table:table-cell>
          <table:table-cell office:value-type="float" office:value="30" table:formula="msoxl:=IF($P$4+J224&gt;$P$5,$P$5,$P$4+J224)" table:style-name="ce17">
            <text:p>30</text:p>
          </table:table-cell>
          <table:table-cell office:value-type="float" office:value="2846" table:formula="msoxl:=$E$3*K224^2+$E$4*K22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21" table:style-name="ce16">
            <text:p>221</text:p>
          </table:table-cell>
          <table:table-cell office:value-type="float" office:value="30" table:formula="msoxl:=IF($P$4+J225&gt;$P$5,$P$5,$P$4+J225)" table:style-name="ce17">
            <text:p>30</text:p>
          </table:table-cell>
          <table:table-cell office:value-type="float" office:value="2846" table:formula="msoxl:=$E$3*K225^2+$E$4*K22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22" table:style-name="ce16">
            <text:p>222</text:p>
          </table:table-cell>
          <table:table-cell office:value-type="float" office:value="30" table:formula="msoxl:=IF($P$4+J226&gt;$P$5,$P$5,$P$4+J226)" table:style-name="ce17">
            <text:p>30</text:p>
          </table:table-cell>
          <table:table-cell office:value-type="float" office:value="2846" table:formula="msoxl:=$E$3*K226^2+$E$4*K22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23" table:style-name="ce16">
            <text:p>223</text:p>
          </table:table-cell>
          <table:table-cell office:value-type="float" office:value="30" table:formula="msoxl:=IF($P$4+J227&gt;$P$5,$P$5,$P$4+J227)" table:style-name="ce17">
            <text:p>30</text:p>
          </table:table-cell>
          <table:table-cell office:value-type="float" office:value="2846" table:formula="msoxl:=$E$3*K227^2+$E$4*K22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24" table:style-name="ce16">
            <text:p>224</text:p>
          </table:table-cell>
          <table:table-cell office:value-type="float" office:value="30" table:formula="msoxl:=IF($P$4+J228&gt;$P$5,$P$5,$P$4+J228)" table:style-name="ce17">
            <text:p>30</text:p>
          </table:table-cell>
          <table:table-cell office:value-type="float" office:value="2846" table:formula="msoxl:=$E$3*K228^2+$E$4*K22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25" table:style-name="ce16">
            <text:p>225</text:p>
          </table:table-cell>
          <table:table-cell office:value-type="float" office:value="30" table:formula="msoxl:=IF($P$4+J229&gt;$P$5,$P$5,$P$4+J229)" table:style-name="ce17">
            <text:p>30</text:p>
          </table:table-cell>
          <table:table-cell office:value-type="float" office:value="2846" table:formula="msoxl:=$E$3*K229^2+$E$4*K22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26" table:style-name="ce16">
            <text:p>226</text:p>
          </table:table-cell>
          <table:table-cell office:value-type="float" office:value="30" table:formula="msoxl:=IF($P$4+J230&gt;$P$5,$P$5,$P$4+J230)" table:style-name="ce17">
            <text:p>30</text:p>
          </table:table-cell>
          <table:table-cell office:value-type="float" office:value="2846" table:formula="msoxl:=$E$3*K230^2+$E$4*K23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27" table:style-name="ce16">
            <text:p>227</text:p>
          </table:table-cell>
          <table:table-cell office:value-type="float" office:value="30" table:formula="msoxl:=IF($P$4+J231&gt;$P$5,$P$5,$P$4+J231)" table:style-name="ce17">
            <text:p>30</text:p>
          </table:table-cell>
          <table:table-cell office:value-type="float" office:value="2846" table:formula="msoxl:=$E$3*K231^2+$E$4*K23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28" table:style-name="ce16">
            <text:p>228</text:p>
          </table:table-cell>
          <table:table-cell office:value-type="float" office:value="30" table:formula="msoxl:=IF($P$4+J232&gt;$P$5,$P$5,$P$4+J232)" table:style-name="ce17">
            <text:p>30</text:p>
          </table:table-cell>
          <table:table-cell office:value-type="float" office:value="2846" table:formula="msoxl:=$E$3*K232^2+$E$4*K23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29" table:style-name="ce16">
            <text:p>229</text:p>
          </table:table-cell>
          <table:table-cell office:value-type="float" office:value="30" table:formula="msoxl:=IF($P$4+J233&gt;$P$5,$P$5,$P$4+J233)" table:style-name="ce17">
            <text:p>30</text:p>
          </table:table-cell>
          <table:table-cell office:value-type="float" office:value="2846" table:formula="msoxl:=$E$3*K233^2+$E$4*K23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30" table:style-name="ce16">
            <text:p>230</text:p>
          </table:table-cell>
          <table:table-cell office:value-type="float" office:value="30" table:formula="msoxl:=IF($P$4+J234&gt;$P$5,$P$5,$P$4+J234)" table:style-name="ce17">
            <text:p>30</text:p>
          </table:table-cell>
          <table:table-cell office:value-type="float" office:value="2846" table:formula="msoxl:=$E$3*K234^2+$E$4*K23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31" table:style-name="ce16">
            <text:p>231</text:p>
          </table:table-cell>
          <table:table-cell office:value-type="float" office:value="30" table:formula="msoxl:=IF($P$4+J235&gt;$P$5,$P$5,$P$4+J235)" table:style-name="ce17">
            <text:p>30</text:p>
          </table:table-cell>
          <table:table-cell office:value-type="float" office:value="2846" table:formula="msoxl:=$E$3*K235^2+$E$4*K23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32" table:style-name="ce16">
            <text:p>232</text:p>
          </table:table-cell>
          <table:table-cell office:value-type="float" office:value="30" table:formula="msoxl:=IF($P$4+J236&gt;$P$5,$P$5,$P$4+J236)" table:style-name="ce17">
            <text:p>30</text:p>
          </table:table-cell>
          <table:table-cell office:value-type="float" office:value="2846" table:formula="msoxl:=$E$3*K236^2+$E$4*K23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33" table:style-name="ce16">
            <text:p>233</text:p>
          </table:table-cell>
          <table:table-cell office:value-type="float" office:value="30" table:formula="msoxl:=IF($P$4+J237&gt;$P$5,$P$5,$P$4+J237)" table:style-name="ce17">
            <text:p>30</text:p>
          </table:table-cell>
          <table:table-cell office:value-type="float" office:value="2846" table:formula="msoxl:=$E$3*K237^2+$E$4*K23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34" table:style-name="ce16">
            <text:p>234</text:p>
          </table:table-cell>
          <table:table-cell office:value-type="float" office:value="30" table:formula="msoxl:=IF($P$4+J238&gt;$P$5,$P$5,$P$4+J238)" table:style-name="ce17">
            <text:p>30</text:p>
          </table:table-cell>
          <table:table-cell office:value-type="float" office:value="2846" table:formula="msoxl:=$E$3*K238^2+$E$4*K23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35" table:style-name="ce16">
            <text:p>235</text:p>
          </table:table-cell>
          <table:table-cell office:value-type="float" office:value="30" table:formula="msoxl:=IF($P$4+J239&gt;$P$5,$P$5,$P$4+J239)" table:style-name="ce17">
            <text:p>30</text:p>
          </table:table-cell>
          <table:table-cell office:value-type="float" office:value="2846" table:formula="msoxl:=$E$3*K239^2+$E$4*K23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36" table:style-name="ce16">
            <text:p>236</text:p>
          </table:table-cell>
          <table:table-cell office:value-type="float" office:value="30" table:formula="msoxl:=IF($P$4+J240&gt;$P$5,$P$5,$P$4+J240)" table:style-name="ce17">
            <text:p>30</text:p>
          </table:table-cell>
          <table:table-cell office:value-type="float" office:value="2846" table:formula="msoxl:=$E$3*K240^2+$E$4*K24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37" table:style-name="ce16">
            <text:p>237</text:p>
          </table:table-cell>
          <table:table-cell office:value-type="float" office:value="30" table:formula="msoxl:=IF($P$4+J241&gt;$P$5,$P$5,$P$4+J241)" table:style-name="ce17">
            <text:p>30</text:p>
          </table:table-cell>
          <table:table-cell office:value-type="float" office:value="2846" table:formula="msoxl:=$E$3*K241^2+$E$4*K24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38" table:style-name="ce16">
            <text:p>238</text:p>
          </table:table-cell>
          <table:table-cell office:value-type="float" office:value="30" table:formula="msoxl:=IF($P$4+J242&gt;$P$5,$P$5,$P$4+J242)" table:style-name="ce17">
            <text:p>30</text:p>
          </table:table-cell>
          <table:table-cell office:value-type="float" office:value="2846" table:formula="msoxl:=$E$3*K242^2+$E$4*K24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39" table:style-name="ce16">
            <text:p>239</text:p>
          </table:table-cell>
          <table:table-cell office:value-type="float" office:value="30" table:formula="msoxl:=IF($P$4+J243&gt;$P$5,$P$5,$P$4+J243)" table:style-name="ce17">
            <text:p>30</text:p>
          </table:table-cell>
          <table:table-cell office:value-type="float" office:value="2846" table:formula="msoxl:=$E$3*K243^2+$E$4*K24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40" table:style-name="ce16">
            <text:p>240</text:p>
          </table:table-cell>
          <table:table-cell office:value-type="float" office:value="30" table:formula="msoxl:=IF($P$4+J244&gt;$P$5,$P$5,$P$4+J244)" table:style-name="ce17">
            <text:p>30</text:p>
          </table:table-cell>
          <table:table-cell office:value-type="float" office:value="2846" table:formula="msoxl:=$E$3*K244^2+$E$4*K24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41" table:style-name="ce16">
            <text:p>241</text:p>
          </table:table-cell>
          <table:table-cell office:value-type="float" office:value="30" table:formula="msoxl:=IF($P$4+J245&gt;$P$5,$P$5,$P$4+J245)" table:style-name="ce17">
            <text:p>30</text:p>
          </table:table-cell>
          <table:table-cell office:value-type="float" office:value="2846" table:formula="msoxl:=$E$3*K245^2+$E$4*K24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42" table:style-name="ce16">
            <text:p>242</text:p>
          </table:table-cell>
          <table:table-cell office:value-type="float" office:value="30" table:formula="msoxl:=IF($P$4+J246&gt;$P$5,$P$5,$P$4+J246)" table:style-name="ce17">
            <text:p>30</text:p>
          </table:table-cell>
          <table:table-cell office:value-type="float" office:value="2846" table:formula="msoxl:=$E$3*K246^2+$E$4*K24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43" table:style-name="ce16">
            <text:p>243</text:p>
          </table:table-cell>
          <table:table-cell office:value-type="float" office:value="30" table:formula="msoxl:=IF($P$4+J247&gt;$P$5,$P$5,$P$4+J247)" table:style-name="ce17">
            <text:p>30</text:p>
          </table:table-cell>
          <table:table-cell office:value-type="float" office:value="2846" table:formula="msoxl:=$E$3*K247^2+$E$4*K24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44" table:style-name="ce16">
            <text:p>244</text:p>
          </table:table-cell>
          <table:table-cell office:value-type="float" office:value="30" table:formula="msoxl:=IF($P$4+J248&gt;$P$5,$P$5,$P$4+J248)" table:style-name="ce17">
            <text:p>30</text:p>
          </table:table-cell>
          <table:table-cell office:value-type="float" office:value="2846" table:formula="msoxl:=$E$3*K248^2+$E$4*K24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45" table:style-name="ce16">
            <text:p>245</text:p>
          </table:table-cell>
          <table:table-cell office:value-type="float" office:value="30" table:formula="msoxl:=IF($P$4+J249&gt;$P$5,$P$5,$P$4+J249)" table:style-name="ce17">
            <text:p>30</text:p>
          </table:table-cell>
          <table:table-cell office:value-type="float" office:value="2846" table:formula="msoxl:=$E$3*K249^2+$E$4*K24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46" table:style-name="ce16">
            <text:p>246</text:p>
          </table:table-cell>
          <table:table-cell office:value-type="float" office:value="30" table:formula="msoxl:=IF($P$4+J250&gt;$P$5,$P$5,$P$4+J250)" table:style-name="ce17">
            <text:p>30</text:p>
          </table:table-cell>
          <table:table-cell office:value-type="float" office:value="2846" table:formula="msoxl:=$E$3*K250^2+$E$4*K25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47" table:style-name="ce16">
            <text:p>247</text:p>
          </table:table-cell>
          <table:table-cell office:value-type="float" office:value="30" table:formula="msoxl:=IF($P$4+J251&gt;$P$5,$P$5,$P$4+J251)" table:style-name="ce17">
            <text:p>30</text:p>
          </table:table-cell>
          <table:table-cell office:value-type="float" office:value="2846" table:formula="msoxl:=$E$3*K251^2+$E$4*K25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48" table:style-name="ce16">
            <text:p>248</text:p>
          </table:table-cell>
          <table:table-cell office:value-type="float" office:value="30" table:formula="msoxl:=IF($P$4+J252&gt;$P$5,$P$5,$P$4+J252)" table:style-name="ce17">
            <text:p>30</text:p>
          </table:table-cell>
          <table:table-cell office:value-type="float" office:value="2846" table:formula="msoxl:=$E$3*K252^2+$E$4*K25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49" table:style-name="ce16">
            <text:p>249</text:p>
          </table:table-cell>
          <table:table-cell office:value-type="float" office:value="30" table:formula="msoxl:=IF($P$4+J253&gt;$P$5,$P$5,$P$4+J253)" table:style-name="ce17">
            <text:p>30</text:p>
          </table:table-cell>
          <table:table-cell office:value-type="float" office:value="2846" table:formula="msoxl:=$E$3*K253^2+$E$4*K25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50" table:style-name="ce16">
            <text:p>250</text:p>
          </table:table-cell>
          <table:table-cell office:value-type="float" office:value="30" table:formula="msoxl:=IF($P$4+J254&gt;$P$5,$P$5,$P$4+J254)" table:style-name="ce17">
            <text:p>30</text:p>
          </table:table-cell>
          <table:table-cell office:value-type="float" office:value="2846" table:formula="msoxl:=$E$3*K254^2+$E$4*K25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51" table:style-name="ce16">
            <text:p>251</text:p>
          </table:table-cell>
          <table:table-cell office:value-type="float" office:value="30" table:formula="msoxl:=IF($P$4+J255&gt;$P$5,$P$5,$P$4+J255)" table:style-name="ce17">
            <text:p>30</text:p>
          </table:table-cell>
          <table:table-cell office:value-type="float" office:value="2846" table:formula="msoxl:=$E$3*K255^2+$E$4*K25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52" table:style-name="ce16">
            <text:p>252</text:p>
          </table:table-cell>
          <table:table-cell office:value-type="float" office:value="30" table:formula="msoxl:=IF($P$4+J256&gt;$P$5,$P$5,$P$4+J256)" table:style-name="ce17">
            <text:p>30</text:p>
          </table:table-cell>
          <table:table-cell office:value-type="float" office:value="2846" table:formula="msoxl:=$E$3*K256^2+$E$4*K25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53" table:style-name="ce16">
            <text:p>253</text:p>
          </table:table-cell>
          <table:table-cell office:value-type="float" office:value="30" table:formula="msoxl:=IF($P$4+J257&gt;$P$5,$P$5,$P$4+J257)" table:style-name="ce17">
            <text:p>30</text:p>
          </table:table-cell>
          <table:table-cell office:value-type="float" office:value="2846" table:formula="msoxl:=$E$3*K257^2+$E$4*K25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54" table:style-name="ce16">
            <text:p>254</text:p>
          </table:table-cell>
          <table:table-cell office:value-type="float" office:value="30" table:formula="msoxl:=IF($P$4+J258&gt;$P$5,$P$5,$P$4+J258)" table:style-name="ce17">
            <text:p>30</text:p>
          </table:table-cell>
          <table:table-cell office:value-type="float" office:value="2846" table:formula="msoxl:=$E$3*K258^2+$E$4*K25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55" table:style-name="ce16">
            <text:p>255</text:p>
          </table:table-cell>
          <table:table-cell office:value-type="float" office:value="30" table:formula="msoxl:=IF($P$4+J259&gt;$P$5,$P$5,$P$4+J259)" table:style-name="ce17">
            <text:p>30</text:p>
          </table:table-cell>
          <table:table-cell office:value-type="float" office:value="2846" table:formula="msoxl:=$E$3*K259^2+$E$4*K25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56" table:style-name="ce16">
            <text:p>256</text:p>
          </table:table-cell>
          <table:table-cell office:value-type="float" office:value="30" table:formula="msoxl:=IF($P$4+J260&gt;$P$5,$P$5,$P$4+J260)" table:style-name="ce17">
            <text:p>30</text:p>
          </table:table-cell>
          <table:table-cell office:value-type="float" office:value="2846" table:formula="msoxl:=$E$3*K260^2+$E$4*K26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57" table:style-name="ce16">
            <text:p>257</text:p>
          </table:table-cell>
          <table:table-cell office:value-type="float" office:value="30" table:formula="msoxl:=IF($P$4+J261&gt;$P$5,$P$5,$P$4+J261)" table:style-name="ce17">
            <text:p>30</text:p>
          </table:table-cell>
          <table:table-cell office:value-type="float" office:value="2846" table:formula="msoxl:=$E$3*K261^2+$E$4*K26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58" table:style-name="ce16">
            <text:p>258</text:p>
          </table:table-cell>
          <table:table-cell office:value-type="float" office:value="30" table:formula="msoxl:=IF($P$4+J262&gt;$P$5,$P$5,$P$4+J262)" table:style-name="ce17">
            <text:p>30</text:p>
          </table:table-cell>
          <table:table-cell office:value-type="float" office:value="2846" table:formula="msoxl:=$E$3*K262^2+$E$4*K26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59" table:style-name="ce16">
            <text:p>259</text:p>
          </table:table-cell>
          <table:table-cell office:value-type="float" office:value="30" table:formula="msoxl:=IF($P$4+J263&gt;$P$5,$P$5,$P$4+J263)" table:style-name="ce17">
            <text:p>30</text:p>
          </table:table-cell>
          <table:table-cell office:value-type="float" office:value="2846" table:formula="msoxl:=$E$3*K263^2+$E$4*K26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60" table:style-name="ce16">
            <text:p>260</text:p>
          </table:table-cell>
          <table:table-cell office:value-type="float" office:value="30" table:formula="msoxl:=IF($P$4+J264&gt;$P$5,$P$5,$P$4+J264)" table:style-name="ce17">
            <text:p>30</text:p>
          </table:table-cell>
          <table:table-cell office:value-type="float" office:value="2846" table:formula="msoxl:=$E$3*K264^2+$E$4*K26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61" table:style-name="ce16">
            <text:p>261</text:p>
          </table:table-cell>
          <table:table-cell office:value-type="float" office:value="30" table:formula="msoxl:=IF($P$4+J265&gt;$P$5,$P$5,$P$4+J265)" table:style-name="ce17">
            <text:p>30</text:p>
          </table:table-cell>
          <table:table-cell office:value-type="float" office:value="2846" table:formula="msoxl:=$E$3*K265^2+$E$4*K26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62" table:style-name="ce16">
            <text:p>262</text:p>
          </table:table-cell>
          <table:table-cell office:value-type="float" office:value="30" table:formula="msoxl:=IF($P$4+J266&gt;$P$5,$P$5,$P$4+J266)" table:style-name="ce17">
            <text:p>30</text:p>
          </table:table-cell>
          <table:table-cell office:value-type="float" office:value="2846" table:formula="msoxl:=$E$3*K266^2+$E$4*K26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63" table:style-name="ce16">
            <text:p>263</text:p>
          </table:table-cell>
          <table:table-cell office:value-type="float" office:value="30" table:formula="msoxl:=IF($P$4+J267&gt;$P$5,$P$5,$P$4+J267)" table:style-name="ce17">
            <text:p>30</text:p>
          </table:table-cell>
          <table:table-cell office:value-type="float" office:value="2846" table:formula="msoxl:=$E$3*K267^2+$E$4*K26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64" table:style-name="ce16">
            <text:p>264</text:p>
          </table:table-cell>
          <table:table-cell office:value-type="float" office:value="30" table:formula="msoxl:=IF($P$4+J268&gt;$P$5,$P$5,$P$4+J268)" table:style-name="ce17">
            <text:p>30</text:p>
          </table:table-cell>
          <table:table-cell office:value-type="float" office:value="2846" table:formula="msoxl:=$E$3*K268^2+$E$4*K26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65" table:style-name="ce16">
            <text:p>265</text:p>
          </table:table-cell>
          <table:table-cell office:value-type="float" office:value="30" table:formula="msoxl:=IF($P$4+J269&gt;$P$5,$P$5,$P$4+J269)" table:style-name="ce17">
            <text:p>30</text:p>
          </table:table-cell>
          <table:table-cell office:value-type="float" office:value="2846" table:formula="msoxl:=$E$3*K269^2+$E$4*K26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66" table:style-name="ce16">
            <text:p>266</text:p>
          </table:table-cell>
          <table:table-cell office:value-type="float" office:value="30" table:formula="msoxl:=IF($P$4+J270&gt;$P$5,$P$5,$P$4+J270)" table:style-name="ce17">
            <text:p>30</text:p>
          </table:table-cell>
          <table:table-cell office:value-type="float" office:value="2846" table:formula="msoxl:=$E$3*K270^2+$E$4*K27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67" table:style-name="ce16">
            <text:p>267</text:p>
          </table:table-cell>
          <table:table-cell office:value-type="float" office:value="30" table:formula="msoxl:=IF($P$4+J271&gt;$P$5,$P$5,$P$4+J271)" table:style-name="ce17">
            <text:p>30</text:p>
          </table:table-cell>
          <table:table-cell office:value-type="float" office:value="2846" table:formula="msoxl:=$E$3*K271^2+$E$4*K27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68" table:style-name="ce16">
            <text:p>268</text:p>
          </table:table-cell>
          <table:table-cell office:value-type="float" office:value="30" table:formula="msoxl:=IF($P$4+J272&gt;$P$5,$P$5,$P$4+J272)" table:style-name="ce17">
            <text:p>30</text:p>
          </table:table-cell>
          <table:table-cell office:value-type="float" office:value="2846" table:formula="msoxl:=$E$3*K272^2+$E$4*K27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69" table:style-name="ce16">
            <text:p>269</text:p>
          </table:table-cell>
          <table:table-cell office:value-type="float" office:value="30" table:formula="msoxl:=IF($P$4+J273&gt;$P$5,$P$5,$P$4+J273)" table:style-name="ce17">
            <text:p>30</text:p>
          </table:table-cell>
          <table:table-cell office:value-type="float" office:value="2846" table:formula="msoxl:=$E$3*K273^2+$E$4*K27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70" table:style-name="ce16">
            <text:p>270</text:p>
          </table:table-cell>
          <table:table-cell office:value-type="float" office:value="30" table:formula="msoxl:=IF($P$4+J274&gt;$P$5,$P$5,$P$4+J274)" table:style-name="ce17">
            <text:p>30</text:p>
          </table:table-cell>
          <table:table-cell office:value-type="float" office:value="2846" table:formula="msoxl:=$E$3*K274^2+$E$4*K27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71" table:style-name="ce16">
            <text:p>271</text:p>
          </table:table-cell>
          <table:table-cell office:value-type="float" office:value="30" table:formula="msoxl:=IF($P$4+J275&gt;$P$5,$P$5,$P$4+J275)" table:style-name="ce17">
            <text:p>30</text:p>
          </table:table-cell>
          <table:table-cell office:value-type="float" office:value="2846" table:formula="msoxl:=$E$3*K275^2+$E$4*K27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72" table:style-name="ce16">
            <text:p>272</text:p>
          </table:table-cell>
          <table:table-cell office:value-type="float" office:value="30" table:formula="msoxl:=IF($P$4+J276&gt;$P$5,$P$5,$P$4+J276)" table:style-name="ce17">
            <text:p>30</text:p>
          </table:table-cell>
          <table:table-cell office:value-type="float" office:value="2846" table:formula="msoxl:=$E$3*K276^2+$E$4*K27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73" table:style-name="ce16">
            <text:p>273</text:p>
          </table:table-cell>
          <table:table-cell office:value-type="float" office:value="30" table:formula="msoxl:=IF($P$4+J277&gt;$P$5,$P$5,$P$4+J277)" table:style-name="ce17">
            <text:p>30</text:p>
          </table:table-cell>
          <table:table-cell office:value-type="float" office:value="2846" table:formula="msoxl:=$E$3*K277^2+$E$4*K27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74" table:style-name="ce16">
            <text:p>274</text:p>
          </table:table-cell>
          <table:table-cell office:value-type="float" office:value="30" table:formula="msoxl:=IF($P$4+J278&gt;$P$5,$P$5,$P$4+J278)" table:style-name="ce17">
            <text:p>30</text:p>
          </table:table-cell>
          <table:table-cell office:value-type="float" office:value="2846" table:formula="msoxl:=$E$3*K278^2+$E$4*K27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75" table:style-name="ce16">
            <text:p>275</text:p>
          </table:table-cell>
          <table:table-cell office:value-type="float" office:value="30" table:formula="msoxl:=IF($P$4+J279&gt;$P$5,$P$5,$P$4+J279)" table:style-name="ce17">
            <text:p>30</text:p>
          </table:table-cell>
          <table:table-cell office:value-type="float" office:value="2846" table:formula="msoxl:=$E$3*K279^2+$E$4*K27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76" table:style-name="ce16">
            <text:p>276</text:p>
          </table:table-cell>
          <table:table-cell office:value-type="float" office:value="30" table:formula="msoxl:=IF($P$4+J280&gt;$P$5,$P$5,$P$4+J280)" table:style-name="ce17">
            <text:p>30</text:p>
          </table:table-cell>
          <table:table-cell office:value-type="float" office:value="2846" table:formula="msoxl:=$E$3*K280^2+$E$4*K28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77" table:style-name="ce16">
            <text:p>277</text:p>
          </table:table-cell>
          <table:table-cell office:value-type="float" office:value="30" table:formula="msoxl:=IF($P$4+J281&gt;$P$5,$P$5,$P$4+J281)" table:style-name="ce17">
            <text:p>30</text:p>
          </table:table-cell>
          <table:table-cell office:value-type="float" office:value="2846" table:formula="msoxl:=$E$3*K281^2+$E$4*K28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78" table:style-name="ce16">
            <text:p>278</text:p>
          </table:table-cell>
          <table:table-cell office:value-type="float" office:value="30" table:formula="msoxl:=IF($P$4+J282&gt;$P$5,$P$5,$P$4+J282)" table:style-name="ce17">
            <text:p>30</text:p>
          </table:table-cell>
          <table:table-cell office:value-type="float" office:value="2846" table:formula="msoxl:=$E$3*K282^2+$E$4*K28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79" table:style-name="ce16">
            <text:p>279</text:p>
          </table:table-cell>
          <table:table-cell office:value-type="float" office:value="30" table:formula="msoxl:=IF($P$4+J283&gt;$P$5,$P$5,$P$4+J283)" table:style-name="ce17">
            <text:p>30</text:p>
          </table:table-cell>
          <table:table-cell office:value-type="float" office:value="2846" table:formula="msoxl:=$E$3*K283^2+$E$4*K28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80" table:style-name="ce16">
            <text:p>280</text:p>
          </table:table-cell>
          <table:table-cell office:value-type="float" office:value="30" table:formula="msoxl:=IF($P$4+J284&gt;$P$5,$P$5,$P$4+J284)" table:style-name="ce17">
            <text:p>30</text:p>
          </table:table-cell>
          <table:table-cell office:value-type="float" office:value="2846" table:formula="msoxl:=$E$3*K284^2+$E$4*K28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81" table:style-name="ce16">
            <text:p>281</text:p>
          </table:table-cell>
          <table:table-cell office:value-type="float" office:value="30" table:formula="msoxl:=IF($P$4+J285&gt;$P$5,$P$5,$P$4+J285)" table:style-name="ce17">
            <text:p>30</text:p>
          </table:table-cell>
          <table:table-cell office:value-type="float" office:value="2846" table:formula="msoxl:=$E$3*K285^2+$E$4*K28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82" table:style-name="ce16">
            <text:p>282</text:p>
          </table:table-cell>
          <table:table-cell office:value-type="float" office:value="30" table:formula="msoxl:=IF($P$4+J286&gt;$P$5,$P$5,$P$4+J286)" table:style-name="ce17">
            <text:p>30</text:p>
          </table:table-cell>
          <table:table-cell office:value-type="float" office:value="2846" table:formula="msoxl:=$E$3*K286^2+$E$4*K28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83" table:style-name="ce16">
            <text:p>283</text:p>
          </table:table-cell>
          <table:table-cell office:value-type="float" office:value="30" table:formula="msoxl:=IF($P$4+J287&gt;$P$5,$P$5,$P$4+J287)" table:style-name="ce17">
            <text:p>30</text:p>
          </table:table-cell>
          <table:table-cell office:value-type="float" office:value="2846" table:formula="msoxl:=$E$3*K287^2+$E$4*K28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84" table:style-name="ce16">
            <text:p>284</text:p>
          </table:table-cell>
          <table:table-cell office:value-type="float" office:value="30" table:formula="msoxl:=IF($P$4+J288&gt;$P$5,$P$5,$P$4+J288)" table:style-name="ce17">
            <text:p>30</text:p>
          </table:table-cell>
          <table:table-cell office:value-type="float" office:value="2846" table:formula="msoxl:=$E$3*K288^2+$E$4*K28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85" table:style-name="ce16">
            <text:p>285</text:p>
          </table:table-cell>
          <table:table-cell office:value-type="float" office:value="30" table:formula="msoxl:=IF($P$4+J289&gt;$P$5,$P$5,$P$4+J289)" table:style-name="ce17">
            <text:p>30</text:p>
          </table:table-cell>
          <table:table-cell office:value-type="float" office:value="2846" table:formula="msoxl:=$E$3*K289^2+$E$4*K28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86" table:style-name="ce16">
            <text:p>286</text:p>
          </table:table-cell>
          <table:table-cell office:value-type="float" office:value="30" table:formula="msoxl:=IF($P$4+J290&gt;$P$5,$P$5,$P$4+J290)" table:style-name="ce17">
            <text:p>30</text:p>
          </table:table-cell>
          <table:table-cell office:value-type="float" office:value="2846" table:formula="msoxl:=$E$3*K290^2+$E$4*K29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87" table:style-name="ce16">
            <text:p>287</text:p>
          </table:table-cell>
          <table:table-cell office:value-type="float" office:value="30" table:formula="msoxl:=IF($P$4+J291&gt;$P$5,$P$5,$P$4+J291)" table:style-name="ce17">
            <text:p>30</text:p>
          </table:table-cell>
          <table:table-cell office:value-type="float" office:value="2846" table:formula="msoxl:=$E$3*K291^2+$E$4*K29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88" table:style-name="ce16">
            <text:p>288</text:p>
          </table:table-cell>
          <table:table-cell office:value-type="float" office:value="30" table:formula="msoxl:=IF($P$4+J292&gt;$P$5,$P$5,$P$4+J292)" table:style-name="ce17">
            <text:p>30</text:p>
          </table:table-cell>
          <table:table-cell office:value-type="float" office:value="2846" table:formula="msoxl:=$E$3*K292^2+$E$4*K29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89" table:style-name="ce16">
            <text:p>289</text:p>
          </table:table-cell>
          <table:table-cell office:value-type="float" office:value="30" table:formula="msoxl:=IF($P$4+J293&gt;$P$5,$P$5,$P$4+J293)" table:style-name="ce17">
            <text:p>30</text:p>
          </table:table-cell>
          <table:table-cell office:value-type="float" office:value="2846" table:formula="msoxl:=$E$3*K293^2+$E$4*K29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0" table:style-name="ce16">
            <text:p>290</text:p>
          </table:table-cell>
          <table:table-cell office:value-type="float" office:value="30" table:formula="msoxl:=IF($P$4+J294&gt;$P$5,$P$5,$P$4+J294)" table:style-name="ce17">
            <text:p>30</text:p>
          </table:table-cell>
          <table:table-cell office:value-type="float" office:value="2846" table:formula="msoxl:=$E$3*K294^2+$E$4*K294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1" table:style-name="ce16">
            <text:p>291</text:p>
          </table:table-cell>
          <table:table-cell office:value-type="float" office:value="30" table:formula="msoxl:=IF($P$4+J295&gt;$P$5,$P$5,$P$4+J295)" table:style-name="ce17">
            <text:p>30</text:p>
          </table:table-cell>
          <table:table-cell office:value-type="float" office:value="2846" table:formula="msoxl:=$E$3*K295^2+$E$4*K295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2" table:style-name="ce16">
            <text:p>292</text:p>
          </table:table-cell>
          <table:table-cell office:value-type="float" office:value="30" table:formula="msoxl:=IF($P$4+J296&gt;$P$5,$P$5,$P$4+J296)" table:style-name="ce17">
            <text:p>30</text:p>
          </table:table-cell>
          <table:table-cell office:value-type="float" office:value="2846" table:formula="msoxl:=$E$3*K296^2+$E$4*K296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3" table:style-name="ce16">
            <text:p>293</text:p>
          </table:table-cell>
          <table:table-cell office:value-type="float" office:value="30" table:formula="msoxl:=IF($P$4+J297&gt;$P$5,$P$5,$P$4+J297)" table:style-name="ce17">
            <text:p>30</text:p>
          </table:table-cell>
          <table:table-cell office:value-type="float" office:value="2846" table:formula="msoxl:=$E$3*K297^2+$E$4*K297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4" table:style-name="ce16">
            <text:p>294</text:p>
          </table:table-cell>
          <table:table-cell office:value-type="float" office:value="30" table:formula="msoxl:=IF($P$4+J298&gt;$P$5,$P$5,$P$4+J298)" table:style-name="ce17">
            <text:p>30</text:p>
          </table:table-cell>
          <table:table-cell office:value-type="float" office:value="2846" table:formula="msoxl:=$E$3*K298^2+$E$4*K298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5" table:style-name="ce16">
            <text:p>295</text:p>
          </table:table-cell>
          <table:table-cell office:value-type="float" office:value="30" table:formula="msoxl:=IF($P$4+J299&gt;$P$5,$P$5,$P$4+J299)" table:style-name="ce17">
            <text:p>30</text:p>
          </table:table-cell>
          <table:table-cell office:value-type="float" office:value="2846" table:formula="msoxl:=$E$3*K299^2+$E$4*K299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6" table:style-name="ce16">
            <text:p>296</text:p>
          </table:table-cell>
          <table:table-cell office:value-type="float" office:value="30" table:formula="msoxl:=IF($P$4+J300&gt;$P$5,$P$5,$P$4+J300)" table:style-name="ce17">
            <text:p>30</text:p>
          </table:table-cell>
          <table:table-cell office:value-type="float" office:value="2846" table:formula="msoxl:=$E$3*K300^2+$E$4*K300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7" table:style-name="ce16">
            <text:p>297</text:p>
          </table:table-cell>
          <table:table-cell office:value-type="float" office:value="30" table:formula="msoxl:=IF($P$4+J301&gt;$P$5,$P$5,$P$4+J301)" table:style-name="ce17">
            <text:p>30</text:p>
          </table:table-cell>
          <table:table-cell office:value-type="float" office:value="2846" table:formula="msoxl:=$E$3*K301^2+$E$4*K301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8" table:style-name="ce16">
            <text:p>298</text:p>
          </table:table-cell>
          <table:table-cell office:value-type="float" office:value="30" table:formula="msoxl:=IF($P$4+J302&gt;$P$5,$P$5,$P$4+J302)" table:style-name="ce17">
            <text:p>30</text:p>
          </table:table-cell>
          <table:table-cell office:value-type="float" office:value="2846" table:formula="msoxl:=$E$3*K302^2+$E$4*K302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299" table:style-name="ce16">
            <text:p>299</text:p>
          </table:table-cell>
          <table:table-cell office:value-type="float" office:value="30" table:formula="msoxl:=IF($P$4+J303&gt;$P$5,$P$5,$P$4+J303)" table:style-name="ce17">
            <text:p>30</text:p>
          </table:table-cell>
          <table:table-cell office:value-type="float" office:value="2846" table:formula="msoxl:=$E$3*K303^2+$E$4*K303+$E$5" table:style-name="ce18">
            <text:p>2846</text:p>
          </table:table-cell>
          <table:table-cell table:number-columns-repeated="16372"/>
        </table:table-row>
        <table:table-row table:style-name="ro6">
          <table:table-cell table:number-columns-repeated="9"/>
          <table:table-cell office:value-type="float" office:value="300" table:style-name="ce25">
            <text:p>300</text:p>
          </table:table-cell>
          <table:table-cell office:value-type="float" office:value="30" table:formula="msoxl:=IF($P$4+J304&gt;$P$5,$P$5,$P$4+J304)" table:style-name="ce26">
            <text:p>30</text:p>
          </table:table-cell>
          <table:table-cell office:value-type="float" office:value="2846" table:formula="msoxl:=$E$3*K304^2+$E$4*K304+$E$5" table:style-name="ce27">
            <text:p>2846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number-rows-repeated="1048271" table:style-name="ro6">
          <table:table-cell table:number-columns-repeated="16384"/>
        </table:table-row>
      </table:table>
      <table:table table:name="Hoja2" table:style-name="ta2">
        <table:table-column table:style-name="co1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201_nfasis2" style:display-name="Énfasis2" style:family="table-cell" style:data-style-name="N0">
      <style:table-cell-properties fo:background-color="#C0504D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umno04</meta:initial-creator>
    <dc:creator>Alumno04</dc:creator>
    <meta:creation-date>2019-04-01T07:15:36Z</meta:creation-date>
    <dc:date>2019-04-05T11:52:4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3f3f3f" draw:opacity="100%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000000" draw:opacity="100%" draw:stroke="solid" svg:stroke-width="0.08333in" svg:stroke-color="#777777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5208in" svg:stroke-color="#7d60a0" svg:stroke-opacity="100%" draw:stroke-linejoin="round"/>
    </style:style>
  </office:automatic-styles>
  <office:body>
    <office:chart>
      <chart:chart chart:class="chart:scatter" svg:height="219.3969291338583pt" svg:width="357.4411023622047pt" chart:style-name="Crt0">
        <chart:plot-area svg:x="31.70220472440945pt" svg:y="6.770629921259842pt" svg:width="277.7692913385827pt" svg:height="209.625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L$4:.$L$304" chart:class="chart:scatter" chart:attached-axis="primary-y" chart:style-name="G0S0">
            <chart:domain table:cell-range-address="Hoja1.$K$4:.$K$304"/>
            <chart:data-point chart:repeated="3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